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35pt" style:use-optimal-row-height="false" fo:break-before="auto"/>
    </style:style>
    <style:style style:name="ro3" style:family="table-row">
      <style:table-row-properties style:row-height="15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distance from top [mm]</text:p>
          </table:table-cell>
          <table:table-cell office:value-type="string" table:style-name="ce1">
            <text:p>mean velocity magnitude [m/s]</text:p>
          </table:table-cell>
          <table:table-cell office:value-type="string" table:style-name="ce1">
            <text:p>Turbulence intensity</text:p>
          </table:table-cell>
          <table:table-cell office:value-type="string" table:style-name="ce1">
            <text:p>Kurtosis</text:p>
          </table:table-cell>
          <table:table-cell office:value-type="string" table:style-name="ce1">
            <text:p>Skewness</text:p>
          </table:table-cell>
          <table:table-cell table:number-columns-repeated="16379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1.3081100334889399" table:style-name="ce1">
            <text:p>1,308110033</text:p>
          </table:table-cell>
          <table:table-cell office:value-type="float" office:value="0.81261769817141105" table:style-name="ce1">
            <text:p>0,812617698</text:p>
          </table:table-cell>
          <table:table-cell office:value-type="float" office:value="-1.3151276967752199" table:style-name="ce1">
            <text:p>-1,315127697</text:p>
          </table:table-cell>
          <table:table-cell office:value-type="float" office:value="0.37162973579529301" table:style-name="ce1">
            <text:p>0,371629736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84755489265038" table:style-name="ce1">
            <text:p>1,847554893</text:p>
          </table:table-cell>
          <table:table-cell office:value-type="float" office:value="0.70642406511122102" table:style-name="ce1">
            <text:p>0,706424065</text:p>
          </table:table-cell>
          <table:table-cell office:value-type="float" office:value="-1.3529847579698899" table:style-name="ce1">
            <text:p>-1,352984758</text:p>
          </table:table-cell>
          <table:table-cell office:value-type="float" office:value="0.34305934001909799" table:style-name="ce1">
            <text:p>0,34305934</text:p>
          </table:table-cell>
          <table:table-cell table:number-columns-repeated="16379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2.3488310390643901" table:style-name="ce1">
            <text:p>2,348831039</text:p>
          </table:table-cell>
          <table:table-cell office:value-type="float" office:value="0.64570102711697597" table:style-name="ce1">
            <text:p>0,645701027</text:p>
          </table:table-cell>
          <table:table-cell office:value-type="float" office:value="-1.3556338942177399" table:style-name="ce1">
            <text:p>-1,355633894</text:p>
          </table:table-cell>
          <table:table-cell office:value-type="float" office:value="0.335388248671742" table:style-name="ce1">
            <text:p>0,33538824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7290161343642798" table:style-name="ce1">
            <text:p>2,729016134</text:p>
          </table:table-cell>
          <table:table-cell office:value-type="float" office:value="0.61315498188453199" table:style-name="ce1">
            <text:p>0,613154982</text:p>
          </table:table-cell>
          <table:table-cell office:value-type="float" office:value="-1.36100585850609" table:style-name="ce1">
            <text:p>-1,361005859</text:p>
          </table:table-cell>
          <table:table-cell office:value-type="float" office:value="0.32607792300524902" table:style-name="ce1">
            <text:p>0,326077923</text:p>
          </table:table-cell>
          <table:table-cell table:number-columns-repeated="16379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3.03608667642535" table:style-name="ce1">
            <text:p>3,036086676</text:p>
          </table:table-cell>
          <table:table-cell office:value-type="float" office:value="0.59251330184975504" table:style-name="ce1">
            <text:p>0,592513302</text:p>
          </table:table-cell>
          <table:table-cell office:value-type="float" office:value="-1.3718913090467599" table:style-name="ce1">
            <text:p>-1,371891309</text:p>
          </table:table-cell>
          <table:table-cell office:value-type="float" office:value="0.31667964651077202" table:style-name="ce1">
            <text:p>0,31667964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3050731278645902" table:style-name="ce1">
            <text:p>3,305073128</text:p>
          </table:table-cell>
          <table:table-cell office:value-type="float" office:value="0.576877225189531" table:style-name="ce1">
            <text:p>0,576877225</text:p>
          </table:table-cell>
          <table:table-cell office:value-type="float" office:value="-1.3751193089024101" table:style-name="ce1">
            <text:p>-1,375119309</text:p>
          </table:table-cell>
          <table:table-cell office:value-type="float" office:value="0.31165721724066398" table:style-name="ce1">
            <text:p>0,311657217</text:p>
          </table:table-cell>
          <table:table-cell table:number-columns-repeated="16379"/>
        </table:table-row>
        <table:table-row table:style-name="ro1">
          <table:table-cell office:value-type="float" office:value="3.5" table:style-name="ce1">
            <text:p>3,5</text:p>
          </table:table-cell>
          <table:table-cell office:value-type="float" office:value="3.4742411171512901" table:style-name="ce1">
            <text:p>3,474241117</text:p>
          </table:table-cell>
          <table:table-cell office:value-type="float" office:value="0.56877849836829597" table:style-name="ce1">
            <text:p>0,568778498</text:p>
          </table:table-cell>
          <table:table-cell office:value-type="float" office:value="-1.3825544363317499" table:style-name="ce1">
            <text:p>-1,382554436</text:p>
          </table:table-cell>
          <table:table-cell office:value-type="float" office:value="0.30876570826967298" table:style-name="ce1">
            <text:p>0,308765708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6094498554958898" table:style-name="ce1">
            <text:p>3,609449855</text:p>
          </table:table-cell>
          <table:table-cell office:value-type="float" office:value="0.56144714671576801" table:style-name="ce1">
            <text:p>0,561447147</text:p>
          </table:table-cell>
          <table:table-cell office:value-type="float" office:value="-1.3846566060369101" table:style-name="ce1">
            <text:p>-1,384656606</text:p>
          </table:table-cell>
          <table:table-cell office:value-type="float" office:value="0.30205489915024902" table:style-name="ce1">
            <text:p>0,302054899</text:p>
          </table:table-cell>
          <table:table-cell table:number-columns-repeated="16379"/>
        </table:table-row>
        <table:table-row table:style-name="ro1">
          <table:table-cell office:value-type="float" office:value="4.5" table:style-name="ce1">
            <text:p>4,5</text:p>
          </table:table-cell>
          <table:table-cell office:value-type="float" office:value="3.7005729024631102" table:style-name="ce1">
            <text:p>3,700572902</text:p>
          </table:table-cell>
          <table:table-cell office:value-type="float" office:value="0.55861701990611801" table:style-name="ce1">
            <text:p>0,55861702</text:p>
          </table:table-cell>
          <table:table-cell office:value-type="float" office:value="-1.3879797162574901" table:style-name="ce1">
            <text:p>-1,387979716</text:p>
          </table:table-cell>
          <table:table-cell office:value-type="float" office:value="0.30716064341201899" table:style-name="ce1">
            <text:p>0,307160643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7292808681048801" table:style-name="ce1">
            <text:p>3,729280868</text:p>
          </table:table-cell>
          <table:table-cell office:value-type="float" office:value="0.55604414176855099" table:style-name="ce1">
            <text:p>0,556044142</text:p>
          </table:table-cell>
          <table:table-cell office:value-type="float" office:value="-1.3864616195630199" table:style-name="ce1">
            <text:p>-1,38646162</text:p>
          </table:table-cell>
          <table:table-cell office:value-type="float" office:value="0.29846222535755501" table:style-name="ce1">
            <text:p>0,298462225</text:p>
          </table:table-cell>
          <table:table-cell table:number-columns-repeated="16379"/>
        </table:table-row>
        <table:table-row table:style-name="ro1">
          <table:table-cell office:value-type="float" office:value="5.5" table:style-name="ce1">
            <text:p>5,5</text:p>
          </table:table-cell>
          <table:table-cell office:value-type="float" office:value="3.75196130884903" table:style-name="ce1">
            <text:p>3,751961309</text:p>
          </table:table-cell>
          <table:table-cell office:value-type="float" office:value="0.55588174170777305" table:style-name="ce1">
            <text:p>0,555881742</text:p>
          </table:table-cell>
          <table:table-cell office:value-type="float" office:value="-1.38970021182547" table:style-name="ce1">
            <text:p>-1,389700212</text:p>
          </table:table-cell>
          <table:table-cell office:value-type="float" office:value="0.30110191743790499" table:style-name="ce1">
            <text:p>0,30110191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.7481708331561401" table:style-name="ce1">
            <text:p>3,748170833</text:p>
          </table:table-cell>
          <table:table-cell office:value-type="float" office:value="0.55554007259068805" table:style-name="ce1">
            <text:p>0,555540073</text:p>
          </table:table-cell>
          <table:table-cell office:value-type="float" office:value="-1.38612732001607" table:style-name="ce1">
            <text:p>-1,38612732</text:p>
          </table:table-cell>
          <table:table-cell office:value-type="float" office:value="0.30279967471223701" table:style-name="ce1">
            <text:p>0,302799675</text:p>
          </table:table-cell>
          <table:table-cell table:number-columns-repeated="16379"/>
        </table:table-row>
        <table:table-row table:style-name="ro1">
          <table:table-cell office:value-type="float" office:value="6.5" table:style-name="ce1">
            <text:p>6,5</text:p>
          </table:table-cell>
          <table:table-cell office:value-type="float" office:value="3.7465284735513" table:style-name="ce1">
            <text:p>3,746528474</text:p>
          </table:table-cell>
          <table:table-cell office:value-type="float" office:value="0.55454643814162297" table:style-name="ce1">
            <text:p>0,554546438</text:p>
          </table:table-cell>
          <table:table-cell office:value-type="float" office:value="-1.386523730393" table:style-name="ce1">
            <text:p>-1,38652373</text:p>
          </table:table-cell>
          <table:table-cell office:value-type="float" office:value="0.29413179414255902" table:style-name="ce1">
            <text:p>0,294131794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7464458035102299" table:style-name="ce1">
            <text:p>3,746445804</text:p>
          </table:table-cell>
          <table:table-cell office:value-type="float" office:value="0.55621833284306399" table:style-name="ce1">
            <text:p>0,556218333</text:p>
          </table:table-cell>
          <table:table-cell office:value-type="float" office:value="-1.39097719119157" table:style-name="ce1">
            <text:p>-1,390977191</text:p>
          </table:table-cell>
          <table:table-cell office:value-type="float" office:value="0.30157795487286798" table:style-name="ce1">
            <text:p>0,301577955</text:p>
          </table:table-cell>
          <table:table-cell table:number-columns-repeated="16379"/>
        </table:table-row>
        <table:table-row table:style-name="ro1">
          <table:table-cell office:value-type="float" office:value="7.5" table:style-name="ce1">
            <text:p>7,5</text:p>
          </table:table-cell>
          <table:table-cell office:value-type="float" office:value="3.7230589144697102" table:style-name="ce1">
            <text:p>3,723058914</text:p>
          </table:table-cell>
          <table:table-cell office:value-type="float" office:value="0.55666325138949102" table:style-name="ce1">
            <text:p>0,556663251</text:p>
          </table:table-cell>
          <table:table-cell office:value-type="float" office:value="-1.3855603811803101" table:style-name="ce1">
            <text:p>-1,385560381</text:p>
          </table:table-cell>
          <table:table-cell office:value-type="float" office:value="0.30001797471533198" table:style-name="ce1">
            <text:p>0,30001797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.7123098005094302" table:style-name="ce1">
            <text:p>3,712309801</text:p>
          </table:table-cell>
          <table:table-cell office:value-type="float" office:value="0.55802517975337496" table:style-name="ce1">
            <text:p>0,55802518</text:p>
          </table:table-cell>
          <table:table-cell office:value-type="float" office:value="-1.3911317138909201" table:style-name="ce1">
            <text:p>-1,391131714</text:p>
          </table:table-cell>
          <table:table-cell office:value-type="float" office:value="0.30335537630026499" table:style-name="ce1">
            <text:p>0,303355376</text:p>
          </table:table-cell>
          <table:table-cell table:number-columns-repeated="16379"/>
        </table:table-row>
        <table:table-row table:style-name="ro1">
          <table:table-cell office:value-type="float" office:value="8.5" table:style-name="ce1">
            <text:p>8,5</text:p>
          </table:table-cell>
          <table:table-cell office:value-type="float" office:value="3.6946527566999201" table:style-name="ce1">
            <text:p>3,694652757</text:p>
          </table:table-cell>
          <table:table-cell office:value-type="float" office:value="0.55785032533245305" table:style-name="ce1">
            <text:p>0,557850325</text:p>
          </table:table-cell>
          <table:table-cell office:value-type="float" office:value="-1.38929346762432" table:style-name="ce1">
            <text:p>-1,389293468</text:p>
          </table:table-cell>
          <table:table-cell office:value-type="float" office:value="0.30100898320395197" table:style-name="ce1">
            <text:p>0,301008983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.6697404655005799" table:style-name="ce1">
            <text:p>3,669740466</text:p>
          </table:table-cell>
          <table:table-cell office:value-type="float" office:value="0.56042691511645104" table:style-name="ce1">
            <text:p>0,560426915</text:p>
          </table:table-cell>
          <table:table-cell office:value-type="float" office:value="-1.38830472137627" table:style-name="ce1">
            <text:p>-1,388304721</text:p>
          </table:table-cell>
          <table:table-cell office:value-type="float" office:value="0.30985692670304898" table:style-name="ce1">
            <text:p>0,309856927</text:p>
          </table:table-cell>
          <table:table-cell table:number-columns-repeated="16379"/>
        </table:table-row>
        <table:table-row table:style-name="ro1">
          <table:table-cell office:value-type="float" office:value="9.5" table:style-name="ce1">
            <text:p>9,5</text:p>
          </table:table-cell>
          <table:table-cell office:value-type="float" office:value="3.66291328258936" table:style-name="ce1">
            <text:p>3,662913283</text:p>
          </table:table-cell>
          <table:table-cell office:value-type="float" office:value="0.56081221766453004" table:style-name="ce1">
            <text:p>0,560812218</text:p>
          </table:table-cell>
          <table:table-cell office:value-type="float" office:value="-1.3903466544333201" table:style-name="ce1">
            <text:p>-1,390346654</text:p>
          </table:table-cell>
          <table:table-cell office:value-type="float" office:value="0.30592910649271898" table:style-name="ce1">
            <text:p>0,305929106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6303667468785501" table:style-name="ce1">
            <text:p>3,630366747</text:p>
          </table:table-cell>
          <table:table-cell office:value-type="float" office:value="0.56124265055724998" table:style-name="ce1">
            <text:p>0,561242651</text:p>
          </table:table-cell>
          <table:table-cell office:value-type="float" office:value="-1.3898132000563701" table:style-name="ce1">
            <text:p>-1,3898132</text:p>
          </table:table-cell>
          <table:table-cell office:value-type="float" office:value="0.29992696583302703" table:style-name="ce1">
            <text:p>0,299926966</text:p>
          </table:table-cell>
          <table:table-cell table:number-columns-repeated="16379"/>
        </table:table-row>
        <table:table-row table:style-name="ro1">
          <table:table-cell office:value-type="float" office:value="10.5" table:style-name="ce1">
            <text:p>10,5</text:p>
          </table:table-cell>
          <table:table-cell office:value-type="float" office:value="3.64452448086297" table:style-name="ce1">
            <text:p>3,644524481</text:p>
          </table:table-cell>
          <table:table-cell office:value-type="float" office:value="0.56077475960754697" table:style-name="ce1">
            <text:p>0,56077476</text:p>
          </table:table-cell>
          <table:table-cell office:value-type="float" office:value="-1.38502383049725" table:style-name="ce1">
            <text:p>-1,38502383</text:p>
          </table:table-cell>
          <table:table-cell office:value-type="float" office:value="0.30350154348116898" table:style-name="ce1">
            <text:p>0,303501543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.6219488827853401" table:style-name="ce1">
            <text:p>3,621948883</text:p>
          </table:table-cell>
          <table:table-cell office:value-type="float" office:value="0.56228674405370405" table:style-name="ce1">
            <text:p>0,562286744</text:p>
          </table:table-cell>
          <table:table-cell office:value-type="float" office:value="-1.3863433029212" table:style-name="ce1">
            <text:p>-1,386343303</text:p>
          </table:table-cell>
          <table:table-cell office:value-type="float" office:value="0.30415363202902002" table:style-name="ce1">
            <text:p>0,304153632</text:p>
          </table:table-cell>
          <table:table-cell table:number-columns-repeated="16379"/>
        </table:table-row>
        <table:table-row table:style-name="ro1">
          <table:table-cell office:value-type="float" office:value="11.5" table:style-name="ce1">
            <text:p>11,5</text:p>
          </table:table-cell>
          <table:table-cell office:value-type="float" office:value="3.61039204095399" table:style-name="ce1">
            <text:p>3,610392041</text:p>
          </table:table-cell>
          <table:table-cell office:value-type="float" office:value="0.56241708456814998" table:style-name="ce1">
            <text:p>0,562417085</text:p>
          </table:table-cell>
          <table:table-cell office:value-type="float" office:value="-1.3842470139935299" table:style-name="ce1">
            <text:p>-1,384247014</text:p>
          </table:table-cell>
          <table:table-cell office:value-type="float" office:value="0.30455483180300402" table:style-name="ce1">
            <text:p>0,304554832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.6173348671045802" table:style-name="ce1">
            <text:p>3,617334867</text:p>
          </table:table-cell>
          <table:table-cell office:value-type="float" office:value="0.56212235462383098" table:style-name="ce1">
            <text:p>0,562122355</text:p>
          </table:table-cell>
          <table:table-cell office:value-type="float" office:value="-1.3884696597786199" table:style-name="ce1">
            <text:p>-1,38846966</text:p>
          </table:table-cell>
          <table:table-cell office:value-type="float" office:value="0.29988618867341199" table:style-name="ce1">
            <text:p>0,299886189</text:p>
          </table:table-cell>
          <table:table-cell table:number-columns-repeated="16379"/>
        </table:table-row>
        <table:table-row table:style-name="ro1">
          <table:table-cell office:value-type="float" office:value="12.5" table:style-name="ce1">
            <text:p>12,5</text:p>
          </table:table-cell>
          <table:table-cell office:value-type="float" office:value="3.61800819569322" table:style-name="ce1">
            <text:p>3,618008196</text:p>
          </table:table-cell>
          <table:table-cell office:value-type="float" office:value="0.562436090076878" table:style-name="ce1">
            <text:p>0,56243609</text:p>
          </table:table-cell>
          <table:table-cell office:value-type="float" office:value="-1.38935206613616" table:style-name="ce1">
            <text:p>-1,389352066</text:p>
          </table:table-cell>
          <table:table-cell office:value-type="float" office:value="0.30204487280445103" table:style-name="ce1">
            <text:p>0,302044873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.5902435034100502" table:style-name="ce1">
            <text:p>3,590243503</text:p>
          </table:table-cell>
          <table:table-cell office:value-type="float" office:value="0.56351949101915899" table:style-name="ce1">
            <text:p>0,563519491</text:p>
          </table:table-cell>
          <table:table-cell office:value-type="float" office:value="-1.3864832958225" table:style-name="ce1">
            <text:p>-1,386483296</text:p>
          </table:table-cell>
          <table:table-cell office:value-type="float" office:value="0.30287984980643101" table:style-name="ce1">
            <text:p>0,30287985</text:p>
          </table:table-cell>
          <table:table-cell table:number-columns-repeated="16379"/>
        </table:table-row>
        <table:table-row table:style-name="ro1">
          <table:table-cell office:value-type="float" office:value="13.5" table:style-name="ce1">
            <text:p>13,5</text:p>
          </table:table-cell>
          <table:table-cell office:value-type="float" office:value="3.6146845632568501" table:style-name="ce1">
            <text:p>3,614684563</text:p>
          </table:table-cell>
          <table:table-cell office:value-type="float" office:value="0.56283993521420494" table:style-name="ce1">
            <text:p>0,562839935</text:p>
          </table:table-cell>
          <table:table-cell office:value-type="float" office:value="-1.3885945106711499" table:style-name="ce1">
            <text:p>-1,388594511</text:p>
          </table:table-cell>
          <table:table-cell office:value-type="float" office:value="0.303312364299264" table:style-name="ce1">
            <text:p>0,303312364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.60012823938527" table:style-name="ce1">
            <text:p>3,600128239</text:p>
          </table:table-cell>
          <table:table-cell office:value-type="float" office:value="0.56302364855419396" table:style-name="ce1">
            <text:p>0,563023649</text:p>
          </table:table-cell>
          <table:table-cell office:value-type="float" office:value="-1.38855224525544" table:style-name="ce1">
            <text:p>-1,388552245</text:p>
          </table:table-cell>
          <table:table-cell office:value-type="float" office:value="0.30063079487252198" table:style-name="ce1">
            <text:p>0,300630795</text:p>
          </table:table-cell>
          <table:table-cell table:number-columns-repeated="16379"/>
        </table:table-row>
        <table:table-row table:style-name="ro1">
          <table:table-cell office:value-type="float" office:value="14.5" table:style-name="ce1">
            <text:p>14,5</text:p>
          </table:table-cell>
          <table:table-cell office:value-type="float" office:value="3.60392862993411" table:style-name="ce1">
            <text:p>3,60392863</text:p>
          </table:table-cell>
          <table:table-cell office:value-type="float" office:value="0.563691683332186" table:style-name="ce1">
            <text:p>0,563691683</text:p>
          </table:table-cell>
          <table:table-cell office:value-type="float" office:value="-1.3881914224966401" table:style-name="ce1">
            <text:p>-1,388191422</text:p>
          </table:table-cell>
          <table:table-cell office:value-type="float" office:value="0.3057186758914" table:style-name="ce1">
            <text:p>0,305718676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5914368727689601" table:style-name="ce1">
            <text:p>3,591436873</text:p>
          </table:table-cell>
          <table:table-cell office:value-type="float" office:value="0.56466696126368199" table:style-name="ce1">
            <text:p>0,564666961</text:p>
          </table:table-cell>
          <table:table-cell office:value-type="float" office:value="-1.38753559147391" table:style-name="ce1">
            <text:p>-1,387535591</text:p>
          </table:table-cell>
          <table:table-cell office:value-type="float" office:value="0.30595987865461799" table:style-name="ce1">
            <text:p>0,305959879</text:p>
          </table:table-cell>
          <table:table-cell table:number-columns-repeated="16379"/>
        </table:table-row>
        <table:table-row table:style-name="ro1">
          <table:table-cell office:value-type="float" office:value="15.5" table:style-name="ce1">
            <text:p>15,5</text:p>
          </table:table-cell>
          <table:table-cell office:value-type="float" office:value="3.6006330852823201" table:style-name="ce1">
            <text:p>3,600633085</text:p>
          </table:table-cell>
          <table:table-cell office:value-type="float" office:value="0.56434196842069395" table:style-name="ce1">
            <text:p>0,564341968</text:p>
          </table:table-cell>
          <table:table-cell office:value-type="float" office:value="-1.3871680825085" table:style-name="ce1">
            <text:p>-1,387168083</text:p>
          </table:table-cell>
          <table:table-cell office:value-type="float" office:value="0.30686624787580802" table:style-name="ce1">
            <text:p>0,306866248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5958657370151701" table:style-name="ce1">
            <text:p>3,595865737</text:p>
          </table:table-cell>
          <table:table-cell office:value-type="float" office:value="0.564441416961738" table:style-name="ce1">
            <text:p>0,564441417</text:p>
          </table:table-cell>
          <table:table-cell office:value-type="float" office:value="-1.3855237597919099" table:style-name="ce1">
            <text:p>-1,38552376</text:p>
          </table:table-cell>
          <table:table-cell office:value-type="float" office:value="0.305315550654225" table:style-name="ce1">
            <text:p>0,305315551</text:p>
          </table:table-cell>
          <table:table-cell table:number-columns-repeated="16379"/>
        </table:table-row>
        <table:table-row table:style-name="ro1">
          <table:table-cell office:value-type="float" office:value="16.5" table:style-name="ce1">
            <text:p>16,5</text:p>
          </table:table-cell>
          <table:table-cell office:value-type="float" office:value="3.5908782091114899" table:style-name="ce1">
            <text:p>3,590878209</text:p>
          </table:table-cell>
          <table:table-cell office:value-type="float" office:value="0.56374471262942805" table:style-name="ce1">
            <text:p>0,563744713</text:p>
          </table:table-cell>
          <table:table-cell office:value-type="float" office:value="-1.3856314599258901" table:style-name="ce1">
            <text:p>-1,38563146</text:p>
          </table:table-cell>
          <table:table-cell office:value-type="float" office:value="0.30275495287432103" table:style-name="ce1">
            <text:p>0,302754953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.5818120625455601" table:style-name="ce1">
            <text:p>3,581812063</text:p>
          </table:table-cell>
          <table:table-cell office:value-type="float" office:value="0.56423933695582396" table:style-name="ce1">
            <text:p>0,564239337</text:p>
          </table:table-cell>
          <table:table-cell office:value-type="float" office:value="-1.38625631030926" table:style-name="ce1">
            <text:p>-1,38625631</text:p>
          </table:table-cell>
          <table:table-cell office:value-type="float" office:value="0.303143018227577" table:style-name="ce1">
            <text:p>0,303143018</text:p>
          </table:table-cell>
          <table:table-cell table:number-columns-repeated="16379"/>
        </table:table-row>
        <table:table-row table:style-name="ro1">
          <table:table-cell office:value-type="float" office:value="17.5" table:style-name="ce1">
            <text:p>17,5</text:p>
          </table:table-cell>
          <table:table-cell office:value-type="float" office:value="3.5822532771833102" table:style-name="ce1">
            <text:p>3,582253277</text:p>
          </table:table-cell>
          <table:table-cell office:value-type="float" office:value="0.56376452706364899" table:style-name="ce1">
            <text:p>0,563764527</text:p>
          </table:table-cell>
          <table:table-cell office:value-type="float" office:value="-1.38618499840672" table:style-name="ce1">
            <text:p>-1,386184998</text:p>
          </table:table-cell>
          <table:table-cell office:value-type="float" office:value="0.30184628048888601" table:style-name="ce1">
            <text:p>0,30184628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.58951171227001" table:style-name="ce1">
            <text:p>3,589511712</text:p>
          </table:table-cell>
          <table:table-cell office:value-type="float" office:value="0.56401804962457003" table:style-name="ce1">
            <text:p>0,56401805</text:p>
          </table:table-cell>
          <table:table-cell office:value-type="float" office:value="-1.38497398284145" table:style-name="ce1">
            <text:p>-1,384973983</text:p>
          </table:table-cell>
          <table:table-cell office:value-type="float" office:value="0.30502450766494399" table:style-name="ce1">
            <text:p>0,305024508</text:p>
          </table:table-cell>
          <table:table-cell table:number-columns-repeated="16379"/>
        </table:table-row>
        <table:table-row table:style-name="ro1">
          <table:table-cell office:value-type="float" office:value="18.5" table:style-name="ce1">
            <text:p>18,5</text:p>
          </table:table-cell>
          <table:table-cell office:value-type="float" office:value="3.5892869819154298" table:style-name="ce1">
            <text:p>3,589286982</text:p>
          </table:table-cell>
          <table:table-cell office:value-type="float" office:value="0.56419020308576595" table:style-name="ce1">
            <text:p>0,564190203</text:p>
          </table:table-cell>
          <table:table-cell office:value-type="float" office:value="-1.38369449182176" table:style-name="ce1">
            <text:p>-1,383694492</text:p>
          </table:table-cell>
          <table:table-cell office:value-type="float" office:value="0.30742380212003401" table:style-name="ce1">
            <text:p>0,307423802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5956386976199801" table:style-name="ce1">
            <text:p>3,595638698</text:p>
          </table:table-cell>
          <table:table-cell office:value-type="float" office:value="0.56356245046258602" table:style-name="ce1">
            <text:p>0,56356245</text:p>
          </table:table-cell>
          <table:table-cell office:value-type="float" office:value="-1.38280941115668" table:style-name="ce1">
            <text:p>-1,382809411</text:p>
          </table:table-cell>
          <table:table-cell office:value-type="float" office:value="0.30235003512813502" table:style-name="ce1">
            <text:p>0,302350035</text:p>
          </table:table-cell>
          <table:table-cell table:number-columns-repeated="16379"/>
        </table:table-row>
        <table:table-row table:style-name="ro1">
          <table:table-cell office:value-type="float" office:value="19.5" table:style-name="ce1">
            <text:p>19,5</text:p>
          </table:table-cell>
          <table:table-cell office:value-type="float" office:value="3.5951106847404799" table:style-name="ce1">
            <text:p>3,595110685</text:p>
          </table:table-cell>
          <table:table-cell office:value-type="float" office:value="0.56440386728789405" table:style-name="ce1">
            <text:p>0,564403867</text:p>
          </table:table-cell>
          <table:table-cell office:value-type="float" office:value="-1.3915621844909301" table:style-name="ce1">
            <text:p>-1,391562184</text:p>
          </table:table-cell>
          <table:table-cell office:value-type="float" office:value="0.30264398520927399" table:style-name="ce1">
            <text:p>0,302643985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.5956972766972202" table:style-name="ce1">
            <text:p>3,595697277</text:p>
          </table:table-cell>
          <table:table-cell office:value-type="float" office:value="0.56444966713227696" table:style-name="ce1">
            <text:p>0,564449667</text:p>
          </table:table-cell>
          <table:table-cell office:value-type="float" office:value="-1.38820611108049" table:style-name="ce1">
            <text:p>-1,388206111</text:p>
          </table:table-cell>
          <table:table-cell office:value-type="float" office:value="0.30294648768643501" table:style-name="ce1">
            <text:p>0,302946488</text:p>
          </table:table-cell>
          <table:table-cell table:number-columns-repeated="16379"/>
        </table:table-row>
        <table:table-row table:style-name="ro1">
          <table:table-cell office:value-type="float" office:value="20.5" table:style-name="ce1">
            <text:p>20,5</text:p>
          </table:table-cell>
          <table:table-cell office:value-type="float" office:value="3.5907773471106199" table:style-name="ce1">
            <text:p>3,590777347</text:p>
          </table:table-cell>
          <table:table-cell office:value-type="float" office:value="0.56467193797219295" table:style-name="ce1">
            <text:p>0,564671938</text:p>
          </table:table-cell>
          <table:table-cell office:value-type="float" office:value="-1.38654762313416" table:style-name="ce1">
            <text:p>-1,386547623</text:p>
          </table:table-cell>
          <table:table-cell office:value-type="float" office:value="0.30472727196537303" table:style-name="ce1">
            <text:p>0,304727272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5843090635255499" table:style-name="ce1">
            <text:p>3,584309064</text:p>
          </table:table-cell>
          <table:table-cell office:value-type="float" office:value="0.56516678336151305" table:style-name="ce1">
            <text:p>0,565166783</text:p>
          </table:table-cell>
          <table:table-cell office:value-type="float" office:value="-1.38472950562917" table:style-name="ce1">
            <text:p>-1,384729506</text:p>
          </table:table-cell>
          <table:table-cell office:value-type="float" office:value="0.30528589552101298" table:style-name="ce1">
            <text:p>0,305285896</text:p>
          </table:table-cell>
          <table:table-cell table:number-columns-repeated="16379"/>
        </table:table-row>
        <table:table-row table:style-name="ro1">
          <table:table-cell office:value-type="float" office:value="21.5" table:style-name="ce1">
            <text:p>21,5</text:p>
          </table:table-cell>
          <table:table-cell office:value-type="float" office:value="3.5923158311446799" table:style-name="ce1">
            <text:p>3,592315831</text:p>
          </table:table-cell>
          <table:table-cell office:value-type="float" office:value="0.56478085455959604" table:style-name="ce1">
            <text:p>0,564780855</text:p>
          </table:table-cell>
          <table:table-cell office:value-type="float" office:value="-1.3887147862865401" table:style-name="ce1">
            <text:p>-1,388714786</text:p>
          </table:table-cell>
          <table:table-cell office:value-type="float" office:value="0.30302349958888097" table:style-name="ce1">
            <text:p>0,3030235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5906282234630802" table:style-name="ce1">
            <text:p>3,590628223</text:p>
          </table:table-cell>
          <table:table-cell office:value-type="float" office:value="0.56453052424814598" table:style-name="ce1">
            <text:p>0,564530524</text:p>
          </table:table-cell>
          <table:table-cell office:value-type="float" office:value="-1.3898435789294501" table:style-name="ce1">
            <text:p>-1,389843579</text:p>
          </table:table-cell>
          <table:table-cell office:value-type="float" office:value="0.30271074451466601" table:style-name="ce1">
            <text:p>0,302710745</text:p>
          </table:table-cell>
          <table:table-cell table:number-columns-repeated="16379"/>
        </table:table-row>
        <table:table-row table:style-name="ro1">
          <table:table-cell office:value-type="float" office:value="22.5" table:style-name="ce1">
            <text:p>22,5</text:p>
          </table:table-cell>
          <table:table-cell office:value-type="float" office:value="3.5639557179913202" table:style-name="ce1">
            <text:p>3,563955718</text:p>
          </table:table-cell>
          <table:table-cell office:value-type="float" office:value="0.56614494211535604" table:style-name="ce1">
            <text:p>0,566144942</text:p>
          </table:table-cell>
          <table:table-cell office:value-type="float" office:value="-1.3843933727081199" table:style-name="ce1">
            <text:p>-1,384393373</text:p>
          </table:table-cell>
          <table:table-cell office:value-type="float" office:value="0.30885596895853301" table:style-name="ce1">
            <text:p>0,308855969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5745871682679402" table:style-name="ce1">
            <text:p>3,574587168</text:p>
          </table:table-cell>
          <table:table-cell office:value-type="float" office:value="0.56571954298456095" table:style-name="ce1">
            <text:p>0,565719543</text:p>
          </table:table-cell>
          <table:table-cell office:value-type="float" office:value="-1.38929233890698" table:style-name="ce1">
            <text:p>-1,389292339</text:p>
          </table:table-cell>
          <table:table-cell office:value-type="float" office:value="0.30329078455467201" table:style-name="ce1">
            <text:p>0,303290785</text:p>
          </table:table-cell>
          <table:table-cell table:number-columns-repeated="16379"/>
        </table:table-row>
        <table:table-row table:style-name="ro1">
          <table:table-cell office:value-type="float" office:value="23.5" table:style-name="ce1">
            <text:p>23,5</text:p>
          </table:table-cell>
          <table:table-cell office:value-type="float" office:value="3.55778196650648" table:style-name="ce1">
            <text:p>3,557781967</text:p>
          </table:table-cell>
          <table:table-cell office:value-type="float" office:value="0.56699844455123805" table:style-name="ce1">
            <text:p>0,566998445</text:p>
          </table:table-cell>
          <table:table-cell office:value-type="float" office:value="-1.38946491564283" table:style-name="ce1">
            <text:p>-1,389464916</text:p>
          </table:table-cell>
          <table:table-cell office:value-type="float" office:value="0.30857004809226102" table:style-name="ce1">
            <text:p>0,308570048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.5699829053183101" table:style-name="ce1">
            <text:p>3,569982905</text:p>
          </table:table-cell>
          <table:table-cell office:value-type="float" office:value="0.56563421580349205" table:style-name="ce1">
            <text:p>0,565634216</text:p>
          </table:table-cell>
          <table:table-cell office:value-type="float" office:value="-1.38794173527292" table:style-name="ce1">
            <text:p>-1,387941735</text:p>
          </table:table-cell>
          <table:table-cell office:value-type="float" office:value="0.30312325838027498" table:style-name="ce1">
            <text:p>0,303123258</text:p>
          </table:table-cell>
          <table:table-cell table:number-columns-repeated="16379"/>
        </table:table-row>
        <table:table-row table:style-name="ro1">
          <table:table-cell office:value-type="float" office:value="24.5" table:style-name="ce1">
            <text:p>24,5</text:p>
          </table:table-cell>
          <table:table-cell office:value-type="float" office:value="3.5639507152554599" table:style-name="ce1">
            <text:p>3,563950715</text:p>
          </table:table-cell>
          <table:table-cell office:value-type="float" office:value="0.56597508802225904" table:style-name="ce1">
            <text:p>0,565975088</text:p>
          </table:table-cell>
          <table:table-cell office:value-type="float" office:value="-1.3910120728461799" table:style-name="ce1">
            <text:p>-1,391012073</text:p>
          </table:table-cell>
          <table:table-cell office:value-type="float" office:value="0.300520216432832" table:style-name="ce1">
            <text:p>0,300520216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.54164914367216" table:style-name="ce1">
            <text:p>3,541649144</text:p>
          </table:table-cell>
          <table:table-cell office:value-type="float" office:value="0.56794628677841796" table:style-name="ce1">
            <text:p>0,567946287</text:p>
          </table:table-cell>
          <table:table-cell office:value-type="float" office:value="-1.3873507795833899" table:style-name="ce1">
            <text:p>-1,38735078</text:p>
          </table:table-cell>
          <table:table-cell office:value-type="float" office:value="0.31169674424112398" table:style-name="ce1">
            <text:p>0,311696744</text:p>
          </table:table-cell>
          <table:table-cell table:number-columns-repeated="16379"/>
        </table:table-row>
        <table:table-row table:style-name="ro1">
          <table:table-cell office:value-type="float" office:value="25.5" table:style-name="ce1">
            <text:p>25,5</text:p>
          </table:table-cell>
          <table:table-cell office:value-type="float" office:value="3.5485248977108501" table:style-name="ce1">
            <text:p>3,548524898</text:p>
          </table:table-cell>
          <table:table-cell office:value-type="float" office:value="0.566448644165085" table:style-name="ce1">
            <text:p>0,566448644</text:p>
          </table:table-cell>
          <table:table-cell office:value-type="float" office:value="-1.3884388436646999" table:style-name="ce1">
            <text:p>-1,388438844</text:p>
          </table:table-cell>
          <table:table-cell office:value-type="float" office:value="0.30032205321045302" table:style-name="ce1">
            <text:p>0,300322053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.5442976832244502" table:style-name="ce1">
            <text:p>3,544297683</text:p>
          </table:table-cell>
          <table:table-cell office:value-type="float" office:value="0.56740959716311001" table:style-name="ce1">
            <text:p>0,567409597</text:p>
          </table:table-cell>
          <table:table-cell office:value-type="float" office:value="-1.3890479790181101" table:style-name="ce1">
            <text:p>-1,389047979</text:p>
          </table:table-cell>
          <table:table-cell office:value-type="float" office:value="0.30346507231435199" table:style-name="ce1">
            <text:p>0,303465072</text:p>
          </table:table-cell>
          <table:table-cell table:number-columns-repeated="16379"/>
        </table:table-row>
        <table:table-row table:style-name="ro1">
          <table:table-cell office:value-type="float" office:value="26.5" table:style-name="ce1">
            <text:p>26,5</text:p>
          </table:table-cell>
          <table:table-cell office:value-type="float" office:value="3.5479909242658798" table:style-name="ce1">
            <text:p>3,547990924</text:p>
          </table:table-cell>
          <table:table-cell office:value-type="float" office:value="0.56703468450682804" table:style-name="ce1">
            <text:p>0,567034685</text:p>
          </table:table-cell>
          <table:table-cell office:value-type="float" office:value="-1.3897520587972501" table:style-name="ce1">
            <text:p>-1,389752059</text:p>
          </table:table-cell>
          <table:table-cell office:value-type="float" office:value="0.301586095394065" table:style-name="ce1">
            <text:p>0,301586095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.5456619145563599" table:style-name="ce1">
            <text:p>3,545661915</text:p>
          </table:table-cell>
          <table:table-cell office:value-type="float" office:value="0.56722757674536795" table:style-name="ce1">
            <text:p>0,567227577</text:p>
          </table:table-cell>
          <table:table-cell office:value-type="float" office:value="-1.3871030603394501" table:style-name="ce1">
            <text:p>-1,38710306</text:p>
          </table:table-cell>
          <table:table-cell office:value-type="float" office:value="0.30401626125224401" table:style-name="ce1">
            <text:p>0,304016261</text:p>
          </table:table-cell>
          <table:table-cell table:number-columns-repeated="16379"/>
        </table:table-row>
        <table:table-row table:style-name="ro1">
          <table:table-cell office:value-type="float" office:value="27.5" table:style-name="ce1">
            <text:p>27,5</text:p>
          </table:table-cell>
          <table:table-cell office:value-type="float" office:value="3.5436577004735201" table:style-name="ce1">
            <text:p>3,5436577</text:p>
          </table:table-cell>
          <table:table-cell office:value-type="float" office:value="0.56690121369441704" table:style-name="ce1">
            <text:p>0,566901214</text:p>
          </table:table-cell>
          <table:table-cell office:value-type="float" office:value="-1.38612020223185" table:style-name="ce1">
            <text:p>-1,386120202</text:p>
          </table:table-cell>
          <table:table-cell office:value-type="float" office:value="0.29975944213400901" table:style-name="ce1">
            <text:p>0,299759442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.52120476935273" table:style-name="ce1">
            <text:p>3,521204769</text:p>
          </table:table-cell>
          <table:table-cell office:value-type="float" office:value="0.56820289072400099" table:style-name="ce1">
            <text:p>0,568202891</text:p>
          </table:table-cell>
          <table:table-cell office:value-type="float" office:value="-1.38752753056155" table:style-name="ce1">
            <text:p>-1,387527531</text:p>
          </table:table-cell>
          <table:table-cell office:value-type="float" office:value="0.30185394633417301" table:style-name="ce1">
            <text:p>0,301853946</text:p>
          </table:table-cell>
          <table:table-cell table:number-columns-repeated="16379"/>
        </table:table-row>
        <table:table-row table:style-name="ro1">
          <table:table-cell office:value-type="float" office:value="28.5" table:style-name="ce1">
            <text:p>28,5</text:p>
          </table:table-cell>
          <table:table-cell office:value-type="float" office:value="3.5222160751270102" table:style-name="ce1">
            <text:p>3,522216075</text:p>
          </table:table-cell>
          <table:table-cell office:value-type="float" office:value="0.56875106541552201" table:style-name="ce1">
            <text:p>0,568751065</text:p>
          </table:table-cell>
          <table:table-cell office:value-type="float" office:value="-1.3871436197544" table:style-name="ce1">
            <text:p>-1,38714362</text:p>
          </table:table-cell>
          <table:table-cell office:value-type="float" office:value="0.304585132416274" table:style-name="ce1">
            <text:p>0,304585132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.5220466432383901" table:style-name="ce1">
            <text:p>3,522046643</text:p>
          </table:table-cell>
          <table:table-cell office:value-type="float" office:value="0.56833074739061995" table:style-name="ce1">
            <text:p>0,568330747</text:p>
          </table:table-cell>
          <table:table-cell office:value-type="float" office:value="-1.3852181285864" table:style-name="ce1">
            <text:p>-1,385218129</text:p>
          </table:table-cell>
          <table:table-cell office:value-type="float" office:value="0.30366710405355002" table:style-name="ce1">
            <text:p>0,303667104</text:p>
          </table:table-cell>
          <table:table-cell table:number-columns-repeated="16379"/>
        </table:table-row>
        <table:table-row table:style-name="ro1">
          <table:table-cell office:value-type="float" office:value="29.5" table:style-name="ce1">
            <text:p>29,5</text:p>
          </table:table-cell>
          <table:table-cell office:value-type="float" office:value="3.5253264994688398" table:style-name="ce1">
            <text:p>3,525326499</text:p>
          </table:table-cell>
          <table:table-cell office:value-type="float" office:value="0.56822936630070497" table:style-name="ce1">
            <text:p>0,568229366</text:p>
          </table:table-cell>
          <table:table-cell office:value-type="float" office:value="-1.3886777596727" table:style-name="ce1">
            <text:p>-1,38867776</text:p>
          </table:table-cell>
          <table:table-cell office:value-type="float" office:value="0.30297413798148798" table:style-name="ce1">
            <text:p>0,302974138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.5229551880879502" table:style-name="ce1">
            <text:p>3,522955188</text:p>
          </table:table-cell>
          <table:table-cell office:value-type="float" office:value="0.56801533696397699" table:style-name="ce1">
            <text:p>0,568015337</text:p>
          </table:table-cell>
          <table:table-cell office:value-type="float" office:value="-1.38521528996016" table:style-name="ce1">
            <text:p>-1,38521529</text:p>
          </table:table-cell>
          <table:table-cell office:value-type="float" office:value="0.302453674600139" table:style-name="ce1">
            <text:p>0,302453675</text:p>
          </table:table-cell>
          <table:table-cell table:number-columns-repeated="16379"/>
        </table:table-row>
        <table:table-row table:style-name="ro1">
          <table:table-cell office:value-type="float" office:value="30.5" table:style-name="ce1">
            <text:p>30,5</text:p>
          </table:table-cell>
          <table:table-cell office:value-type="float" office:value="3.52512622403591" table:style-name="ce1">
            <text:p>3,525126224</text:p>
          </table:table-cell>
          <table:table-cell office:value-type="float" office:value="0.56838392332449095" table:style-name="ce1">
            <text:p>0,568383923</text:p>
          </table:table-cell>
          <table:table-cell office:value-type="float" office:value="-1.3844816997479099" table:style-name="ce1">
            <text:p>-1,3844817</text:p>
          </table:table-cell>
          <table:table-cell office:value-type="float" office:value="0.30617042530732902" table:style-name="ce1">
            <text:p>0,306170425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5296498419306301" table:style-name="ce1">
            <text:p>3,529649842</text:p>
          </table:table-cell>
          <table:table-cell office:value-type="float" office:value="0.56851605012122597" table:style-name="ce1">
            <text:p>0,56851605</text:p>
          </table:table-cell>
          <table:table-cell office:value-type="float" office:value="-1.3842066192692899" table:style-name="ce1">
            <text:p>-1,384206619</text:p>
          </table:table-cell>
          <table:table-cell office:value-type="float" office:value="0.30749214185469398" table:style-name="ce1">
            <text:p>0,307492142</text:p>
          </table:table-cell>
          <table:table-cell table:number-columns-repeated="16379"/>
        </table:table-row>
        <table:table-row table:style-name="ro1">
          <table:table-cell office:value-type="float" office:value="31.5" table:style-name="ce1">
            <text:p>31,5</text:p>
          </table:table-cell>
          <table:table-cell office:value-type="float" office:value="3.51913345772576" table:style-name="ce1">
            <text:p>3,519133458</text:p>
          </table:table-cell>
          <table:table-cell office:value-type="float" office:value="0.56934304382421896" table:style-name="ce1">
            <text:p>0,569343044</text:p>
          </table:table-cell>
          <table:table-cell office:value-type="float" office:value="-1.38448902852744" table:style-name="ce1">
            <text:p>-1,384489029</text:p>
          </table:table-cell>
          <table:table-cell office:value-type="float" office:value="0.30721296151948402" table:style-name="ce1">
            <text:p>0,307212962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.5049873419781798" table:style-name="ce1">
            <text:p>3,504987342</text:p>
          </table:table-cell>
          <table:table-cell office:value-type="float" office:value="0.56986750698288102" table:style-name="ce1">
            <text:p>0,569867507</text:p>
          </table:table-cell>
          <table:table-cell office:value-type="float" office:value="-1.3830324609595399" table:style-name="ce1">
            <text:p>-1,383032461</text:p>
          </table:table-cell>
          <table:table-cell office:value-type="float" office:value="0.30681085441413802" table:style-name="ce1">
            <text:p>0,306810854</text:p>
          </table:table-cell>
          <table:table-cell table:number-columns-repeated="16379"/>
        </table:table-row>
        <table:table-row table:style-name="ro1">
          <table:table-cell office:value-type="float" office:value="32.5" table:style-name="ce1">
            <text:p>32,5</text:p>
          </table:table-cell>
          <table:table-cell office:value-type="float" office:value="3.5145377012957599" table:style-name="ce1">
            <text:p>3,514537701</text:p>
          </table:table-cell>
          <table:table-cell office:value-type="float" office:value="0.56888643628139701" table:style-name="ce1">
            <text:p>0,568886436</text:p>
          </table:table-cell>
          <table:table-cell office:value-type="float" office:value="-1.38539294093902" table:style-name="ce1">
            <text:p>-1,385392941</text:p>
          </table:table-cell>
          <table:table-cell office:value-type="float" office:value="0.30409382769534299" table:style-name="ce1">
            <text:p>0,304093828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.5190194406369" table:style-name="ce1">
            <text:p>3,519019441</text:p>
          </table:table-cell>
          <table:table-cell office:value-type="float" office:value="0.56992948034427404" table:style-name="ce1">
            <text:p>0,56992948</text:p>
          </table:table-cell>
          <table:table-cell office:value-type="float" office:value="-1.38793350771407" table:style-name="ce1">
            <text:p>-1,387933508</text:p>
          </table:table-cell>
          <table:table-cell office:value-type="float" office:value="0.310087377573319" table:style-name="ce1">
            <text:p>0,310087378</text:p>
          </table:table-cell>
          <table:table-cell table:number-columns-repeated="16379"/>
        </table:table-row>
        <table:table-row table:style-name="ro1">
          <table:table-cell office:value-type="float" office:value="33.5" table:style-name="ce1">
            <text:p>33,5</text:p>
          </table:table-cell>
          <table:table-cell office:value-type="float" office:value="3.5081961611872501" table:style-name="ce1">
            <text:p>3,508196161</text:p>
          </table:table-cell>
          <table:table-cell office:value-type="float" office:value="0.57067210068968699" table:style-name="ce1">
            <text:p>0,570672101</text:p>
          </table:table-cell>
          <table:table-cell office:value-type="float" office:value="-1.38832433135531" table:style-name="ce1">
            <text:p>-1,388324331</text:p>
          </table:table-cell>
          <table:table-cell office:value-type="float" office:value="0.30884490705097201" table:style-name="ce1">
            <text:p>0,308844907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.5114290095194698" table:style-name="ce1">
            <text:p>3,51142901</text:p>
          </table:table-cell>
          <table:table-cell office:value-type="float" office:value="0.56882616036940403" table:style-name="ce1">
            <text:p>0,56882616</text:p>
          </table:table-cell>
          <table:table-cell office:value-type="float" office:value="-1.3858176649098599" table:style-name="ce1">
            <text:p>-1,385817665</text:p>
          </table:table-cell>
          <table:table-cell office:value-type="float" office:value="0.30577477623237997" table:style-name="ce1">
            <text:p>0,305774776</text:p>
          </table:table-cell>
          <table:table-cell table:number-columns-repeated="16379"/>
        </table:table-row>
        <table:table-row table:style-name="ro1">
          <table:table-cell office:value-type="float" office:value="34.5" table:style-name="ce1">
            <text:p>34,5</text:p>
          </table:table-cell>
          <table:table-cell office:value-type="float" office:value="3.5006955866823999" table:style-name="ce1">
            <text:p>3,500695587</text:p>
          </table:table-cell>
          <table:table-cell office:value-type="float" office:value="0.57047813544370096" table:style-name="ce1">
            <text:p>0,570478135</text:p>
          </table:table-cell>
          <table:table-cell office:value-type="float" office:value="-1.38866660110768" table:style-name="ce1">
            <text:p>-1,388666601</text:p>
          </table:table-cell>
          <table:table-cell office:value-type="float" office:value="0.30414818969372598" table:style-name="ce1">
            <text:p>0,30414819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.5268861708059802" table:style-name="ce1">
            <text:p>3,526886171</text:p>
          </table:table-cell>
          <table:table-cell office:value-type="float" office:value="0.56963768626502598" table:style-name="ce1">
            <text:p>0,569637686</text:p>
          </table:table-cell>
          <table:table-cell office:value-type="float" office:value="-1.3906825084041801" table:style-name="ce1">
            <text:p>-1,390682508</text:p>
          </table:table-cell>
          <table:table-cell office:value-type="float" office:value="0.30742152625372399" table:style-name="ce1">
            <text:p>0,307421526</text:p>
          </table:table-cell>
          <table:table-cell table:number-columns-repeated="16379"/>
        </table:table-row>
        <table:table-row table:style-name="ro1">
          <table:table-cell office:value-type="float" office:value="35.5" table:style-name="ce1">
            <text:p>35,5</text:p>
          </table:table-cell>
          <table:table-cell office:value-type="float" office:value="3.5232722298242201" table:style-name="ce1">
            <text:p>3,52327223</text:p>
          </table:table-cell>
          <table:table-cell office:value-type="float" office:value="0.57013877512589795" table:style-name="ce1">
            <text:p>0,570138775</text:p>
          </table:table-cell>
          <table:table-cell office:value-type="float" office:value="-1.38639219209606" table:style-name="ce1">
            <text:p>-1,386392192</text:p>
          </table:table-cell>
          <table:table-cell office:value-type="float" office:value="0.31127899062248299" table:style-name="ce1">
            <text:p>0,311278991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.5216242677617999" table:style-name="ce1">
            <text:p>3,521624268</text:p>
          </table:table-cell>
          <table:table-cell office:value-type="float" office:value="0.56819741005950497" table:style-name="ce1">
            <text:p>0,56819741</text:p>
          </table:table-cell>
          <table:table-cell office:value-type="float" office:value="-1.3832467333391401" table:style-name="ce1">
            <text:p>-1,383246733</text:p>
          </table:table-cell>
          <table:table-cell office:value-type="float" office:value="0.30376337109620399" table:style-name="ce1">
            <text:p>0,303763371</text:p>
          </table:table-cell>
          <table:table-cell table:number-columns-repeated="16379"/>
        </table:table-row>
        <table:table-row table:style-name="ro1">
          <table:table-cell office:value-type="float" office:value="36.5" table:style-name="ce1">
            <text:p>36,5</text:p>
          </table:table-cell>
          <table:table-cell office:value-type="float" office:value="3.5386964636927098" table:style-name="ce1">
            <text:p>3,538696464</text:p>
          </table:table-cell>
          <table:table-cell office:value-type="float" office:value="0.56783903937553604" table:style-name="ce1">
            <text:p>0,567839039</text:p>
          </table:table-cell>
          <table:table-cell office:value-type="float" office:value="-1.3869075102803501" table:style-name="ce1">
            <text:p>-1,38690751</text:p>
          </table:table-cell>
          <table:table-cell office:value-type="float" office:value="0.30435165239906797" table:style-name="ce1">
            <text:p>0,304351652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.5261839050438302" table:style-name="ce1">
            <text:p>3,526183905</text:p>
          </table:table-cell>
          <table:table-cell office:value-type="float" office:value="0.56842571885094895" table:style-name="ce1">
            <text:p>0,568425719</text:p>
          </table:table-cell>
          <table:table-cell office:value-type="float" office:value="-1.38668864862007" table:style-name="ce1">
            <text:p>-1,386688649</text:p>
          </table:table-cell>
          <table:table-cell office:value-type="float" office:value="0.30071352442459798" table:style-name="ce1">
            <text:p>0,300713524</text:p>
          </table:table-cell>
          <table:table-cell table:number-columns-repeated="16379"/>
        </table:table-row>
        <table:table-row table:style-name="ro1">
          <table:table-cell office:value-type="float" office:value="37.5" table:style-name="ce1">
            <text:p>37,5</text:p>
          </table:table-cell>
          <table:table-cell office:value-type="float" office:value="3.5271697644564299" table:style-name="ce1">
            <text:p>3,527169764</text:p>
          </table:table-cell>
          <table:table-cell office:value-type="float" office:value="0.56861230003772301" table:style-name="ce1">
            <text:p>0,5686123</text:p>
          </table:table-cell>
          <table:table-cell office:value-type="float" office:value="-1.38805056644759" table:style-name="ce1">
            <text:p>-1,388050566</text:p>
          </table:table-cell>
          <table:table-cell office:value-type="float" office:value="0.30024861629875099" table:style-name="ce1">
            <text:p>0,300248616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.51460770408953" table:style-name="ce1">
            <text:p>3,514607704</text:p>
          </table:table-cell>
          <table:table-cell office:value-type="float" office:value="0.56923815357881702" table:style-name="ce1">
            <text:p>0,569238154</text:p>
          </table:table-cell>
          <table:table-cell office:value-type="float" office:value="-1.3844545618700399" table:style-name="ce1">
            <text:p>-1,384454562</text:p>
          </table:table-cell>
          <table:table-cell office:value-type="float" office:value="0.30502902857424402" table:style-name="ce1">
            <text:p>0,305029029</text:p>
          </table:table-cell>
          <table:table-cell table:number-columns-repeated="16379"/>
        </table:table-row>
        <table:table-row table:style-name="ro1">
          <table:table-cell office:value-type="float" office:value="38.5" table:style-name="ce1">
            <text:p>38,5</text:p>
          </table:table-cell>
          <table:table-cell office:value-type="float" office:value="3.5150011838135198" table:style-name="ce1">
            <text:p>3,515001184</text:p>
          </table:table-cell>
          <table:table-cell office:value-type="float" office:value="0.56940584009463902" table:style-name="ce1">
            <text:p>0,56940584</text:p>
          </table:table-cell>
          <table:table-cell office:value-type="float" office:value="-1.3858541783582401" table:style-name="ce1">
            <text:p>-1,385854178</text:p>
          </table:table-cell>
          <table:table-cell office:value-type="float" office:value="0.30673457270399701" table:style-name="ce1">
            <text:p>0,306734573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.5148689167356002" table:style-name="ce1">
            <text:p>3,514868917</text:p>
          </table:table-cell>
          <table:table-cell office:value-type="float" office:value="0.56936114237503199" table:style-name="ce1">
            <text:p>0,569361142</text:p>
          </table:table-cell>
          <table:table-cell office:value-type="float" office:value="-1.3855727798811099" table:style-name="ce1">
            <text:p>-1,38557278</text:p>
          </table:table-cell>
          <table:table-cell office:value-type="float" office:value="0.30126380943843001" table:style-name="ce1">
            <text:p>0,301263809</text:p>
          </table:table-cell>
          <table:table-cell table:number-columns-repeated="16379"/>
        </table:table-row>
        <table:table-row table:style-name="ro1">
          <table:table-cell office:value-type="float" office:value="39.5" table:style-name="ce1">
            <text:p>39,5</text:p>
          </table:table-cell>
          <table:table-cell office:value-type="float" office:value="3.50359464191654" table:style-name="ce1">
            <text:p>3,503594642</text:p>
          </table:table-cell>
          <table:table-cell office:value-type="float" office:value="0.57030803603273905" table:style-name="ce1">
            <text:p>0,570308036</text:p>
          </table:table-cell>
          <table:table-cell office:value-type="float" office:value="-1.38449470193607" table:style-name="ce1">
            <text:p>-1,384494702</text:p>
          </table:table-cell>
          <table:table-cell office:value-type="float" office:value="0.30848648283269797" table:style-name="ce1">
            <text:p>0,308486483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.48596105993831" table:style-name="ce1">
            <text:p>3,48596106</text:p>
          </table:table-cell>
          <table:table-cell office:value-type="float" office:value="0.57051559411563801" table:style-name="ce1">
            <text:p>0,570515594</text:p>
          </table:table-cell>
          <table:table-cell office:value-type="float" office:value="-1.3843294466140801" table:style-name="ce1">
            <text:p>-1,384329447</text:p>
          </table:table-cell>
          <table:table-cell office:value-type="float" office:value="0.305047442459428" table:style-name="ce1">
            <text:p>0,305047442</text:p>
          </table:table-cell>
          <table:table-cell table:number-columns-repeated="16379"/>
        </table:table-row>
        <table:table-row table:style-name="ro1">
          <table:table-cell office:value-type="float" office:value="40.5" table:style-name="ce1">
            <text:p>40,5</text:p>
          </table:table-cell>
          <table:table-cell office:value-type="float" office:value="3.48991136916402" table:style-name="ce1">
            <text:p>3,489911369</text:p>
          </table:table-cell>
          <table:table-cell office:value-type="float" office:value="0.57073874413301395" table:style-name="ce1">
            <text:p>0,570738744</text:p>
          </table:table-cell>
          <table:table-cell office:value-type="float" office:value="-1.38585901798813" table:style-name="ce1">
            <text:p>-1,385859018</text:p>
          </table:table-cell>
          <table:table-cell office:value-type="float" office:value="0.30609796269829298" table:style-name="ce1">
            <text:p>0,306097963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.46912396939199" table:style-name="ce1">
            <text:p>3,469123969</text:p>
          </table:table-cell>
          <table:table-cell office:value-type="float" office:value="0.57234910767595704" table:style-name="ce1">
            <text:p>0,572349108</text:p>
          </table:table-cell>
          <table:table-cell office:value-type="float" office:value="-1.38628035994084" table:style-name="ce1">
            <text:p>-1,38628036</text:p>
          </table:table-cell>
          <table:table-cell office:value-type="float" office:value="0.30880911051393001" table:style-name="ce1">
            <text:p>0,308809111</text:p>
          </table:table-cell>
          <table:table-cell table:number-columns-repeated="16379"/>
        </table:table-row>
        <table:table-row table:style-name="ro1">
          <table:table-cell office:value-type="float" office:value="41.5" table:style-name="ce1">
            <text:p>41,5</text:p>
          </table:table-cell>
          <table:table-cell office:value-type="float" office:value="3.4663852152579202" table:style-name="ce1">
            <text:p>3,466385215</text:p>
          </table:table-cell>
          <table:table-cell office:value-type="float" office:value="0.57202178447978402" table:style-name="ce1">
            <text:p>0,572021784</text:p>
          </table:table-cell>
          <table:table-cell office:value-type="float" office:value="-1.3866872805819199" table:style-name="ce1">
            <text:p>-1,386687281</text:p>
          </table:table-cell>
          <table:table-cell office:value-type="float" office:value="0.30464540477806801" table:style-name="ce1">
            <text:p>0,304645405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.47939730491448" table:style-name="ce1">
            <text:p>3,479397305</text:p>
          </table:table-cell>
          <table:table-cell office:value-type="float" office:value="0.57151361763141095" table:style-name="ce1">
            <text:p>0,571513618</text:p>
          </table:table-cell>
          <table:table-cell office:value-type="float" office:value="-1.38843245958581" table:style-name="ce1">
            <text:p>-1,38843246</text:p>
          </table:table-cell>
          <table:table-cell office:value-type="float" office:value="0.30375402625980602" table:style-name="ce1">
            <text:p>0,303754026</text:p>
          </table:table-cell>
          <table:table-cell table:number-columns-repeated="16379"/>
        </table:table-row>
        <table:table-row table:style-name="ro1">
          <table:table-cell office:value-type="float" office:value="42.5" table:style-name="ce1">
            <text:p>42,5</text:p>
          </table:table-cell>
          <table:table-cell office:value-type="float" office:value="3.4641638301868798" table:style-name="ce1">
            <text:p>3,46416383</text:p>
          </table:table-cell>
          <table:table-cell office:value-type="float" office:value="0.57235759297466504" table:style-name="ce1">
            <text:p>0,572357593</text:p>
          </table:table-cell>
          <table:table-cell office:value-type="float" office:value="-1.38575340387065" table:style-name="ce1">
            <text:p>-1,385753404</text:p>
          </table:table-cell>
          <table:table-cell office:value-type="float" office:value="0.30675730730731399" table:style-name="ce1">
            <text:p>0,306757307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.4788901195625699" table:style-name="ce1">
            <text:p>3,47889012</text:p>
          </table:table-cell>
          <table:table-cell office:value-type="float" office:value="0.57169127056652802" table:style-name="ce1">
            <text:p>0,571691271</text:p>
          </table:table-cell>
          <table:table-cell office:value-type="float" office:value="-1.3818431346298199" table:style-name="ce1">
            <text:p>-1,381843135</text:p>
          </table:table-cell>
          <table:table-cell office:value-type="float" office:value="0.31143147780237501" table:style-name="ce1">
            <text:p>0,311431478</text:p>
          </table:table-cell>
          <table:table-cell table:number-columns-repeated="16379"/>
        </table:table-row>
        <table:table-row table:style-name="ro1">
          <table:table-cell office:value-type="float" office:value="43.5" table:style-name="ce1">
            <text:p>43,5</text:p>
          </table:table-cell>
          <table:table-cell office:value-type="float" office:value="3.4616297719876599" table:style-name="ce1">
            <text:p>3,461629772</text:p>
          </table:table-cell>
          <table:table-cell office:value-type="float" office:value="0.57229105868916597" table:style-name="ce1">
            <text:p>0,572291059</text:p>
          </table:table-cell>
          <table:table-cell office:value-type="float" office:value="-1.3868092001658801" table:style-name="ce1">
            <text:p>-1,3868092</text:p>
          </table:table-cell>
          <table:table-cell office:value-type="float" office:value="0.30528652643912402" table:style-name="ce1">
            <text:p>0,305286526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.4592405400461499" table:style-name="ce1">
            <text:p>3,45924054</text:p>
          </table:table-cell>
          <table:table-cell office:value-type="float" office:value="0.57348001196912002" table:style-name="ce1">
            <text:p>0,573480012</text:p>
          </table:table-cell>
          <table:table-cell office:value-type="float" office:value="-1.3836342104486801" table:style-name="ce1">
            <text:p>-1,38363421</text:p>
          </table:table-cell>
          <table:table-cell office:value-type="float" office:value="0.30971451424924401" table:style-name="ce1">
            <text:p>0,309714514</text:p>
          </table:table-cell>
          <table:table-cell table:number-columns-repeated="16379"/>
        </table:table-row>
        <table:table-row table:style-name="ro1">
          <table:table-cell office:value-type="float" office:value="44.5" table:style-name="ce1">
            <text:p>44,5</text:p>
          </table:table-cell>
          <table:table-cell office:value-type="float" office:value="3.47176147913384" table:style-name="ce1">
            <text:p>3,471761479</text:p>
          </table:table-cell>
          <table:table-cell office:value-type="float" office:value="0.57311854734281997" table:style-name="ce1">
            <text:p>0,573118547</text:p>
          </table:table-cell>
          <table:table-cell office:value-type="float" office:value="-1.3860384930868801" table:style-name="ce1">
            <text:p>-1,386038493</text:p>
          </table:table-cell>
          <table:table-cell office:value-type="float" office:value="0.30796681039166202" table:style-name="ce1">
            <text:p>0,30796681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.4730390588501301" table:style-name="ce1">
            <text:p>3,473039059</text:p>
          </table:table-cell>
          <table:table-cell office:value-type="float" office:value="0.57238815354646" table:style-name="ce1">
            <text:p>0,572388154</text:p>
          </table:table-cell>
          <table:table-cell office:value-type="float" office:value="-1.38058418900543" table:style-name="ce1">
            <text:p>-1,380584189</text:p>
          </table:table-cell>
          <table:table-cell office:value-type="float" office:value="0.30975237440924602" table:style-name="ce1">
            <text:p>0,309752374</text:p>
          </table:table-cell>
          <table:table-cell table:number-columns-repeated="16379"/>
        </table:table-row>
        <table:table-row table:style-name="ro1">
          <table:table-cell office:value-type="float" office:value="45.5" table:style-name="ce1">
            <text:p>45,5</text:p>
          </table:table-cell>
          <table:table-cell office:value-type="float" office:value="3.4737951151190898" table:style-name="ce1">
            <text:p>3,473795115</text:p>
          </table:table-cell>
          <table:table-cell office:value-type="float" office:value="0.57141473555656896" table:style-name="ce1">
            <text:p>0,571414736</text:p>
          </table:table-cell>
          <table:table-cell office:value-type="float" office:value="-1.3836985869646501" table:style-name="ce1">
            <text:p>-1,383698587</text:p>
          </table:table-cell>
          <table:table-cell office:value-type="float" office:value="0.30229369217684698" table:style-name="ce1">
            <text:p>0,302293692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.4627564603050498" table:style-name="ce1">
            <text:p>3,46275646</text:p>
          </table:table-cell>
          <table:table-cell office:value-type="float" office:value="0.57191190520505997" table:style-name="ce1">
            <text:p>0,571911905</text:p>
          </table:table-cell>
          <table:table-cell office:value-type="float" office:value="-1.3847266643495499" table:style-name="ce1">
            <text:p>-1,384726664</text:p>
          </table:table-cell>
          <table:table-cell office:value-type="float" office:value="0.30429842260427098" table:style-name="ce1">
            <text:p>0,304298423</text:p>
          </table:table-cell>
          <table:table-cell table:number-columns-repeated="16379"/>
        </table:table-row>
        <table:table-row table:style-name="ro1">
          <table:table-cell office:value-type="float" office:value="46.5" table:style-name="ce1">
            <text:p>46,5</text:p>
          </table:table-cell>
          <table:table-cell office:value-type="float" office:value="3.4667291624786598" table:style-name="ce1">
            <text:p>3,466729162</text:p>
          </table:table-cell>
          <table:table-cell office:value-type="float" office:value="0.572955046257967" table:style-name="ce1">
            <text:p>0,572955046</text:p>
          </table:table-cell>
          <table:table-cell office:value-type="float" office:value="-1.3821128237884599" table:style-name="ce1">
            <text:p>-1,382112824</text:p>
          </table:table-cell>
          <table:table-cell office:value-type="float" office:value="0.30897615982632598" table:style-name="ce1">
            <text:p>0,30897616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.46454950386982" table:style-name="ce1">
            <text:p>3,464549504</text:p>
          </table:table-cell>
          <table:table-cell office:value-type="float" office:value="0.572132349139862" table:style-name="ce1">
            <text:p>0,572132349</text:p>
          </table:table-cell>
          <table:table-cell office:value-type="float" office:value="-1.38127847506924" table:style-name="ce1">
            <text:p>-1,381278475</text:p>
          </table:table-cell>
          <table:table-cell office:value-type="float" office:value="0.30368469560360101" table:style-name="ce1">
            <text:p>0,303684696</text:p>
          </table:table-cell>
          <table:table-cell table:number-columns-repeated="16379"/>
        </table:table-row>
        <table:table-row table:style-name="ro1">
          <table:table-cell office:value-type="float" office:value="47.5" table:style-name="ce1">
            <text:p>47,5</text:p>
          </table:table-cell>
          <table:table-cell office:value-type="float" office:value="3.4644901158797401" table:style-name="ce1">
            <text:p>3,464490116</text:p>
          </table:table-cell>
          <table:table-cell office:value-type="float" office:value="0.572260517910823" table:style-name="ce1">
            <text:p>0,572260518</text:p>
          </table:table-cell>
          <table:table-cell office:value-type="float" office:value="-1.3853406686735701" table:style-name="ce1">
            <text:p>-1,385340669</text:p>
          </table:table-cell>
          <table:table-cell office:value-type="float" office:value="0.30405284708645602" table:style-name="ce1">
            <text:p>0,304052847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.4641599327997401" table:style-name="ce1">
            <text:p>3,464159933</text:p>
          </table:table-cell>
          <table:table-cell office:value-type="float" office:value="0.57290861098354595" table:style-name="ce1">
            <text:p>0,572908611</text:p>
          </table:table-cell>
          <table:table-cell office:value-type="float" office:value="-1.3895952303694801" table:style-name="ce1">
            <text:p>-1,38959523</text:p>
          </table:table-cell>
          <table:table-cell office:value-type="float" office:value="0.30207757899170701" table:style-name="ce1">
            <text:p>0,302077579</text:p>
          </table:table-cell>
          <table:table-cell table:number-columns-repeated="16379"/>
        </table:table-row>
        <table:table-row table:style-name="ro1">
          <table:table-cell office:value-type="float" office:value="48.5" table:style-name="ce1">
            <text:p>48,5</text:p>
          </table:table-cell>
          <table:table-cell office:value-type="float" office:value="3.4587889341484099" table:style-name="ce1">
            <text:p>3,458788934</text:p>
          </table:table-cell>
          <table:table-cell office:value-type="float" office:value="0.57268844711282196" table:style-name="ce1">
            <text:p>0,572688447</text:p>
          </table:table-cell>
          <table:table-cell office:value-type="float" office:value="-1.38464904728438" table:style-name="ce1">
            <text:p>-1,384649047</text:p>
          </table:table-cell>
          <table:table-cell office:value-type="float" office:value="0.30742141745602602" table:style-name="ce1">
            <text:p>0,307421417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.4609030911332801" table:style-name="ce1">
            <text:p>3,460903091</text:p>
          </table:table-cell>
          <table:table-cell office:value-type="float" office:value="0.57262562766131198" table:style-name="ce1">
            <text:p>0,572625628</text:p>
          </table:table-cell>
          <table:table-cell office:value-type="float" office:value="-1.3836571508798601" table:style-name="ce1">
            <text:p>-1,383657151</text:p>
          </table:table-cell>
          <table:table-cell office:value-type="float" office:value="0.307394931720887" table:style-name="ce1">
            <text:p>0,307394932</text:p>
          </table:table-cell>
          <table:table-cell table:number-columns-repeated="16379"/>
        </table:table-row>
        <table:table-row table:style-name="ro1">
          <table:table-cell office:value-type="float" office:value="49.5" table:style-name="ce1">
            <text:p>49,5</text:p>
          </table:table-cell>
          <table:table-cell office:value-type="float" office:value="3.45242625566088" table:style-name="ce1">
            <text:p>3,452426256</text:p>
          </table:table-cell>
          <table:table-cell office:value-type="float" office:value="0.57340419813594201" table:style-name="ce1">
            <text:p>0,573404198</text:p>
          </table:table-cell>
          <table:table-cell office:value-type="float" office:value="-1.38698538138995" table:style-name="ce1">
            <text:p>-1,386985381</text:p>
          </table:table-cell>
          <table:table-cell office:value-type="float" office:value="0.30760754507000498" table:style-name="ce1">
            <text:p>0,307607545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.4630839128964799" table:style-name="ce1">
            <text:p>3,463083913</text:p>
          </table:table-cell>
          <table:table-cell office:value-type="float" office:value="0.57333623179123205" table:style-name="ce1">
            <text:p>0,573336232</text:p>
          </table:table-cell>
          <table:table-cell office:value-type="float" office:value="-1.3858449103770201" table:style-name="ce1">
            <text:p>-1,38584491</text:p>
          </table:table-cell>
          <table:table-cell office:value-type="float" office:value="0.30904235994705698" table:style-name="ce1">
            <text:p>0,30904236</text:p>
          </table:table-cell>
          <table:table-cell table:number-columns-repeated="16379"/>
        </table:table-row>
        <table:table-row table:style-name="ro1">
          <table:table-cell office:value-type="float" office:value="50.5" table:style-name="ce1">
            <text:p>50,5</text:p>
          </table:table-cell>
          <table:table-cell office:value-type="float" office:value="3.4514357343315698" table:style-name="ce1">
            <text:p>3,451435734</text:p>
          </table:table-cell>
          <table:table-cell office:value-type="float" office:value="0.573446641385151" table:style-name="ce1">
            <text:p>0,573446641</text:p>
          </table:table-cell>
          <table:table-cell office:value-type="float" office:value="-1.38458820055322" table:style-name="ce1">
            <text:p>-1,384588201</text:p>
          </table:table-cell>
          <table:table-cell office:value-type="float" office:value="0.31023180193215599" table:style-name="ce1">
            <text:p>0,310231802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.46113376330069" table:style-name="ce1">
            <text:p>3,461133763</text:p>
          </table:table-cell>
          <table:table-cell office:value-type="float" office:value="0.57300189512321997" table:style-name="ce1">
            <text:p>0,573001895</text:p>
          </table:table-cell>
          <table:table-cell office:value-type="float" office:value="-1.3832948662997999" table:style-name="ce1">
            <text:p>-1,383294866</text:p>
          </table:table-cell>
          <table:table-cell office:value-type="float" office:value="0.30610978112623699" table:style-name="ce1">
            <text:p>0,306109781</text:p>
          </table:table-cell>
          <table:table-cell table:number-columns-repeated="16379"/>
        </table:table-row>
        <table:table-row table:style-name="ro1">
          <table:table-cell office:value-type="float" office:value="51.5" table:style-name="ce1">
            <text:p>51,5</text:p>
          </table:table-cell>
          <table:table-cell office:value-type="float" office:value="3.4568894108463701" table:style-name="ce1">
            <text:p>3,456889411</text:p>
          </table:table-cell>
          <table:table-cell office:value-type="float" office:value="0.57398601720122699" table:style-name="ce1">
            <text:p>0,573986017</text:p>
          </table:table-cell>
          <table:table-cell office:value-type="float" office:value="-1.38612863016022" table:style-name="ce1">
            <text:p>-1,38612863</text:p>
          </table:table-cell>
          <table:table-cell office:value-type="float" office:value="0.30850614212474198" table:style-name="ce1">
            <text:p>0,308506142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.4474484375358099" table:style-name="ce1">
            <text:p>3,447448438</text:p>
          </table:table-cell>
          <table:table-cell office:value-type="float" office:value="0.57420015616652598" table:style-name="ce1">
            <text:p>0,574200156</text:p>
          </table:table-cell>
          <table:table-cell office:value-type="float" office:value="-1.3827348527376599" table:style-name="ce1">
            <text:p>-1,382734853</text:p>
          </table:table-cell>
          <table:table-cell office:value-type="float" office:value="0.30762535727109602" table:style-name="ce1">
            <text:p>0,307625357</text:p>
          </table:table-cell>
          <table:table-cell table:number-columns-repeated="16379"/>
        </table:table-row>
        <table:table-row table:style-name="ro1">
          <table:table-cell office:value-type="float" office:value="52.5" table:style-name="ce1">
            <text:p>52,5</text:p>
          </table:table-cell>
          <table:table-cell office:value-type="float" office:value="3.4496706348931698" table:style-name="ce1">
            <text:p>3,449670635</text:p>
          </table:table-cell>
          <table:table-cell office:value-type="float" office:value="0.574994088403745" table:style-name="ce1">
            <text:p>0,574994088</text:p>
          </table:table-cell>
          <table:table-cell office:value-type="float" office:value="-1.38737975528472" table:style-name="ce1">
            <text:p>-1,387379755</text:p>
          </table:table-cell>
          <table:table-cell office:value-type="float" office:value="0.30714510287967101" table:style-name="ce1">
            <text:p>0,307145103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.4373559417896602" table:style-name="ce1">
            <text:p>3,437355942</text:p>
          </table:table-cell>
          <table:table-cell office:value-type="float" office:value="0.57511495519147104" table:style-name="ce1">
            <text:p>0,575114955</text:p>
          </table:table-cell>
          <table:table-cell office:value-type="float" office:value="-1.38636076964385" table:style-name="ce1">
            <text:p>-1,38636077</text:p>
          </table:table-cell>
          <table:table-cell office:value-type="float" office:value="0.30760775284699599" table:style-name="ce1">
            <text:p>0,307607753</text:p>
          </table:table-cell>
          <table:table-cell table:number-columns-repeated="16379"/>
        </table:table-row>
        <table:table-row table:style-name="ro1">
          <table:table-cell office:value-type="float" office:value="53.5" table:style-name="ce1">
            <text:p>53,5</text:p>
          </table:table-cell>
          <table:table-cell office:value-type="float" office:value="3.4352133937257099" table:style-name="ce1">
            <text:p>3,435213394</text:p>
          </table:table-cell>
          <table:table-cell office:value-type="float" office:value="0.574273722334526" table:style-name="ce1">
            <text:p>0,574273722</text:p>
          </table:table-cell>
          <table:table-cell office:value-type="float" office:value="-1.38141997719136" table:style-name="ce1">
            <text:p>-1,381419977</text:p>
          </table:table-cell>
          <table:table-cell office:value-type="float" office:value="0.30809342262277201" table:style-name="ce1">
            <text:p>0,308093423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.4430761440775401" table:style-name="ce1">
            <text:p>3,443076144</text:p>
          </table:table-cell>
          <table:table-cell office:value-type="float" office:value="0.57459044216641697" table:style-name="ce1">
            <text:p>0,574590442</text:p>
          </table:table-cell>
          <table:table-cell office:value-type="float" office:value="-1.3857395399596999" table:style-name="ce1">
            <text:p>-1,38573954</text:p>
          </table:table-cell>
          <table:table-cell office:value-type="float" office:value="0.30916789391317101" table:style-name="ce1">
            <text:p>0,309167894</text:p>
          </table:table-cell>
          <table:table-cell table:number-columns-repeated="16379"/>
        </table:table-row>
        <table:table-row table:style-name="ro1">
          <table:table-cell office:value-type="float" office:value="54.5" table:style-name="ce1">
            <text:p>54,5</text:p>
          </table:table-cell>
          <table:table-cell office:value-type="float" office:value="3.4458316504334801" table:style-name="ce1">
            <text:p>3,44583165</text:p>
          </table:table-cell>
          <table:table-cell office:value-type="float" office:value="0.57460181470681504" table:style-name="ce1">
            <text:p>0,574601815</text:p>
          </table:table-cell>
          <table:table-cell office:value-type="float" office:value="-1.38531177796598" table:style-name="ce1">
            <text:p>-1,385311778</text:p>
          </table:table-cell>
          <table:table-cell office:value-type="float" office:value="0.30849898146021898" table:style-name="ce1">
            <text:p>0,308498981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.4391224536638401" table:style-name="ce1">
            <text:p>3,439122454</text:p>
          </table:table-cell>
          <table:table-cell office:value-type="float" office:value="0.57461132746337196" table:style-name="ce1">
            <text:p>0,574611327</text:p>
          </table:table-cell>
          <table:table-cell office:value-type="float" office:value="-1.3839839876789499" table:style-name="ce1">
            <text:p>-1,383983988</text:p>
          </table:table-cell>
          <table:table-cell office:value-type="float" office:value="0.30778807324809498" table:style-name="ce1">
            <text:p>0,307788073</text:p>
          </table:table-cell>
          <table:table-cell table:number-columns-repeated="16379"/>
        </table:table-row>
        <table:table-row table:style-name="ro1">
          <table:table-cell office:value-type="float" office:value="55.5" table:style-name="ce1">
            <text:p>55,5</text:p>
          </table:table-cell>
          <table:table-cell office:value-type="float" office:value="3.4430269273745799" table:style-name="ce1">
            <text:p>3,443026927</text:p>
          </table:table-cell>
          <table:table-cell office:value-type="float" office:value="0.57359655358107797" table:style-name="ce1">
            <text:p>0,573596554</text:p>
          </table:table-cell>
          <table:table-cell office:value-type="float" office:value="-1.3828884975773701" table:style-name="ce1">
            <text:p>-1,382888498</text:p>
          </table:table-cell>
          <table:table-cell office:value-type="float" office:value="0.302335687485353" table:style-name="ce1">
            <text:p>0,302335687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.4319196551452902" table:style-name="ce1">
            <text:p>3,431919655</text:p>
          </table:table-cell>
          <table:table-cell office:value-type="float" office:value="0.57569640257213595" table:style-name="ce1">
            <text:p>0,575696403</text:p>
          </table:table-cell>
          <table:table-cell office:value-type="float" office:value="-1.3838574522441001" table:style-name="ce1">
            <text:p>-1,383857452</text:p>
          </table:table-cell>
          <table:table-cell office:value-type="float" office:value="0.31205447384152402" table:style-name="ce1">
            <text:p>0,312054474</text:p>
          </table:table-cell>
          <table:table-cell table:number-columns-repeated="16379"/>
        </table:table-row>
        <table:table-row table:style-name="ro1">
          <table:table-cell office:value-type="float" office:value="56.5" table:style-name="ce1">
            <text:p>56,5</text:p>
          </table:table-cell>
          <table:table-cell office:value-type="float" office:value="3.4285392429661701" table:style-name="ce1">
            <text:p>3,428539243</text:p>
          </table:table-cell>
          <table:table-cell office:value-type="float" office:value="0.57621624547011796" table:style-name="ce1">
            <text:p>0,576216245</text:p>
          </table:table-cell>
          <table:table-cell office:value-type="float" office:value="-1.3843313782065001" table:style-name="ce1">
            <text:p>-1,384331378</text:p>
          </table:table-cell>
          <table:table-cell office:value-type="float" office:value="0.31088188947249001" table:style-name="ce1">
            <text:p>0,310881889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.4341967806137301" table:style-name="ce1">
            <text:p>3,434196781</text:p>
          </table:table-cell>
          <table:table-cell office:value-type="float" office:value="0.57533869314928798" table:style-name="ce1">
            <text:p>0,575338693</text:p>
          </table:table-cell>
          <table:table-cell office:value-type="float" office:value="-1.3856851040178899" table:style-name="ce1">
            <text:p>-1,385685104</text:p>
          </table:table-cell>
          <table:table-cell office:value-type="float" office:value="0.30502159137069301" table:style-name="ce1">
            <text:p>0,305021591</text:p>
          </table:table-cell>
          <table:table-cell table:number-columns-repeated="16379"/>
        </table:table-row>
        <table:table-row table:style-name="ro1">
          <table:table-cell office:value-type="float" office:value="57.5" table:style-name="ce1">
            <text:p>57,5</text:p>
          </table:table-cell>
          <table:table-cell office:value-type="float" office:value="3.4168403119586599" table:style-name="ce1">
            <text:p>3,416840312</text:p>
          </table:table-cell>
          <table:table-cell office:value-type="float" office:value="0.57595062879263104" table:style-name="ce1">
            <text:p>0,575950629</text:p>
          </table:table-cell>
          <table:table-cell office:value-type="float" office:value="-1.37885089975518" table:style-name="ce1">
            <text:p>-1,3788509</text:p>
          </table:table-cell>
          <table:table-cell office:value-type="float" office:value="0.31317916108063298" table:style-name="ce1">
            <text:p>0,313179161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.4116272398253402" table:style-name="ce1">
            <text:p>3,41162724</text:p>
          </table:table-cell>
          <table:table-cell office:value-type="float" office:value="0.57680399299367802" table:style-name="ce1">
            <text:p>0,576803993</text:p>
          </table:table-cell>
          <table:table-cell office:value-type="float" office:value="-1.38195947020248" table:style-name="ce1">
            <text:p>-1,38195947</text:p>
          </table:table-cell>
          <table:table-cell office:value-type="float" office:value="0.31046188788509999" table:style-name="ce1">
            <text:p>0,310461888</text:p>
          </table:table-cell>
          <table:table-cell table:number-columns-repeated="16379"/>
        </table:table-row>
        <table:table-row table:style-name="ro1">
          <table:table-cell office:value-type="float" office:value="58.5" table:style-name="ce1">
            <text:p>58,5</text:p>
          </table:table-cell>
          <table:table-cell office:value-type="float" office:value="3.41248088238933" table:style-name="ce1">
            <text:p>3,412480882</text:p>
          </table:table-cell>
          <table:table-cell office:value-type="float" office:value="0.57703246486603099" table:style-name="ce1">
            <text:p>0,577032465</text:p>
          </table:table-cell>
          <table:table-cell office:value-type="float" office:value="-1.3829010449979899" table:style-name="ce1">
            <text:p>-1,382901045</text:p>
          </table:table-cell>
          <table:table-cell office:value-type="float" office:value="0.30937005702312897" table:style-name="ce1">
            <text:p>0,309370057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.40095932265212" table:style-name="ce1">
            <text:p>3,400959323</text:p>
          </table:table-cell>
          <table:table-cell office:value-type="float" office:value="0.57786448519615996" table:style-name="ce1">
            <text:p>0,577864485</text:p>
          </table:table-cell>
          <table:table-cell office:value-type="float" office:value="-1.38415669947569" table:style-name="ce1">
            <text:p>-1,384156699</text:p>
          </table:table-cell>
          <table:table-cell office:value-type="float" office:value="0.313531476124706" table:style-name="ce1">
            <text:p>0,313531476</text:p>
          </table:table-cell>
          <table:table-cell table:number-columns-repeated="16379"/>
        </table:table-row>
        <table:table-row table:style-name="ro1">
          <table:table-cell office:value-type="float" office:value="59.5" table:style-name="ce1">
            <text:p>59,5</text:p>
          </table:table-cell>
          <table:table-cell office:value-type="float" office:value="3.41058486934917" table:style-name="ce1">
            <text:p>3,410584869</text:p>
          </table:table-cell>
          <table:table-cell office:value-type="float" office:value="0.57740950731933804" table:style-name="ce1">
            <text:p>0,577409507</text:p>
          </table:table-cell>
          <table:table-cell office:value-type="float" office:value="-1.38531851506427" table:style-name="ce1">
            <text:p>-1,385318515</text:p>
          </table:table-cell>
          <table:table-cell office:value-type="float" office:value="0.308247825857563" table:style-name="ce1">
            <text:p>0,308247826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.40520646026259" table:style-name="ce1">
            <text:p>3,40520646</text:p>
          </table:table-cell>
          <table:table-cell office:value-type="float" office:value="0.577443113250387" table:style-name="ce1">
            <text:p>0,577443113</text:p>
          </table:table-cell>
          <table:table-cell office:value-type="float" office:value="-1.3815218770915401" table:style-name="ce1">
            <text:p>-1,381521877</text:p>
          </table:table-cell>
          <table:table-cell office:value-type="float" office:value="0.31559468430830501" table:style-name="ce1">
            <text:p>0,315594684</text:p>
          </table:table-cell>
          <table:table-cell table:number-columns-repeated="16379"/>
        </table:table-row>
        <table:table-row table:style-name="ro1">
          <table:table-cell office:value-type="float" office:value="60.5" table:style-name="ce1">
            <text:p>60,5</text:p>
          </table:table-cell>
          <table:table-cell office:value-type="float" office:value="3.4214948325524999" table:style-name="ce1">
            <text:p>3,421494833</text:p>
          </table:table-cell>
          <table:table-cell office:value-type="float" office:value="0.576805606989649" table:style-name="ce1">
            <text:p>0,576805607</text:p>
          </table:table-cell>
          <table:table-cell office:value-type="float" office:value="-1.38404273656261" table:style-name="ce1">
            <text:p>-1,384042737</text:p>
          </table:table-cell>
          <table:table-cell office:value-type="float" office:value="0.31031281572403502" table:style-name="ce1">
            <text:p>0,310312816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.4121827051388198" table:style-name="ce1">
            <text:p>3,412182705</text:p>
          </table:table-cell>
          <table:table-cell office:value-type="float" office:value="0.57558175043010995" table:style-name="ce1">
            <text:p>0,57558175</text:p>
          </table:table-cell>
          <table:table-cell office:value-type="float" office:value="-1.38389564499518" table:style-name="ce1">
            <text:p>-1,383895645</text:p>
          </table:table-cell>
          <table:table-cell office:value-type="float" office:value="0.30047011606655" table:style-name="ce1">
            <text:p>0,300470116</text:p>
          </table:table-cell>
          <table:table-cell table:number-columns-repeated="16379"/>
        </table:table-row>
        <table:table-row table:style-name="ro1">
          <table:table-cell office:value-type="float" office:value="61.5" table:style-name="ce1">
            <text:p>61,5</text:p>
          </table:table-cell>
          <table:table-cell office:value-type="float" office:value="3.4130269288967101" table:style-name="ce1">
            <text:p>3,413026929</text:p>
          </table:table-cell>
          <table:table-cell office:value-type="float" office:value="0.57735935117934101" table:style-name="ce1">
            <text:p>0,577359351</text:p>
          </table:table-cell>
          <table:table-cell office:value-type="float" office:value="-1.3837245219602901" table:style-name="ce1">
            <text:p>-1,383724522</text:p>
          </table:table-cell>
          <table:table-cell office:value-type="float" office:value="0.31071326452634601" table:style-name="ce1">
            <text:p>0,310713265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.4147780076933199" table:style-name="ce1">
            <text:p>3,414778008</text:p>
          </table:table-cell>
          <table:table-cell office:value-type="float" office:value="0.57669315747928196" table:style-name="ce1">
            <text:p>0,576693157</text:p>
          </table:table-cell>
          <table:table-cell office:value-type="float" office:value="-1.3806110370151601" table:style-name="ce1">
            <text:p>-1,380611037</text:p>
          </table:table-cell>
          <table:table-cell office:value-type="float" office:value="0.31171546588378002" table:style-name="ce1">
            <text:p>0,311715466</text:p>
          </table:table-cell>
          <table:table-cell table:number-columns-repeated="16379"/>
        </table:table-row>
        <table:table-row table:style-name="ro1">
          <table:table-cell office:value-type="float" office:value="62.5" table:style-name="ce1">
            <text:p>62,5</text:p>
          </table:table-cell>
          <table:table-cell office:value-type="float" office:value="3.42622721222881" table:style-name="ce1">
            <text:p>3,426227212</text:p>
          </table:table-cell>
          <table:table-cell office:value-type="float" office:value="0.57501194589660098" table:style-name="ce1">
            <text:p>0,575011946</text:p>
          </table:table-cell>
          <table:table-cell office:value-type="float" office:value="-1.3848929113994" table:style-name="ce1">
            <text:p>-1,384892911</text:p>
          </table:table-cell>
          <table:table-cell office:value-type="float" office:value="0.30214900170578302" table:style-name="ce1">
            <text:p>0,302149002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.4179280494195101" table:style-name="ce1">
            <text:p>3,417928049</text:p>
          </table:table-cell>
          <table:table-cell office:value-type="float" office:value="0.577564547845136" table:style-name="ce1">
            <text:p>0,577564548</text:p>
          </table:table-cell>
          <table:table-cell office:value-type="float" office:value="-1.3842024452739401" table:style-name="ce1">
            <text:p>-1,384202445</text:p>
          </table:table-cell>
          <table:table-cell office:value-type="float" office:value="0.31132325627510998" table:style-name="ce1">
            <text:p>0,311323256</text:p>
          </table:table-cell>
          <table:table-cell table:number-columns-repeated="16379"/>
        </table:table-row>
        <table:table-row table:style-name="ro1">
          <table:table-cell office:value-type="float" office:value="63.5" table:style-name="ce1">
            <text:p>63,5</text:p>
          </table:table-cell>
          <table:table-cell office:value-type="float" office:value="3.42303218830869" table:style-name="ce1">
            <text:p>3,423032188</text:p>
          </table:table-cell>
          <table:table-cell office:value-type="float" office:value="0.57794467505973002" table:style-name="ce1">
            <text:p>0,577944675</text:p>
          </table:table-cell>
          <table:table-cell office:value-type="float" office:value="-1.3865227849094699" table:style-name="ce1">
            <text:p>-1,386522785</text:p>
          </table:table-cell>
          <table:table-cell office:value-type="float" office:value="0.311426687357097" table:style-name="ce1">
            <text:p>0,311426687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.41463011635516" table:style-name="ce1">
            <text:p>3,414630116</text:p>
          </table:table-cell>
          <table:table-cell office:value-type="float" office:value="0.57698734452985301" table:style-name="ce1">
            <text:p>0,576987345</text:p>
          </table:table-cell>
          <table:table-cell office:value-type="float" office:value="-1.38262152164964" table:style-name="ce1">
            <text:p>-1,382621522</text:p>
          </table:table-cell>
          <table:table-cell office:value-type="float" office:value="0.31085770386873202" table:style-name="ce1">
            <text:p>0,310857704</text:p>
          </table:table-cell>
          <table:table-cell table:number-columns-repeated="16379"/>
        </table:table-row>
        <table:table-row table:style-name="ro1">
          <table:table-cell office:value-type="float" office:value="64.5" table:style-name="ce1">
            <text:p>64,5</text:p>
          </table:table-cell>
          <table:table-cell office:value-type="float" office:value="3.4315525020068902" table:style-name="ce1">
            <text:p>3,431552502</text:p>
          </table:table-cell>
          <table:table-cell office:value-type="float" office:value="0.57694183953028499" table:style-name="ce1">
            <text:p>0,57694184</text:p>
          </table:table-cell>
          <table:table-cell office:value-type="float" office:value="-1.38608234808717" table:style-name="ce1">
            <text:p>-1,386082348</text:p>
          </table:table-cell>
          <table:table-cell office:value-type="float" office:value="0.31249085449835301" table:style-name="ce1">
            <text:p>0,312490854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.43915405652201" table:style-name="ce1">
            <text:p>3,439154057</text:p>
          </table:table-cell>
          <table:table-cell office:value-type="float" office:value="0.57583338769745696" table:style-name="ce1">
            <text:p>0,575833388</text:p>
          </table:table-cell>
          <table:table-cell office:value-type="float" office:value="-1.3860970353665301" table:style-name="ce1">
            <text:p>-1,386097035</text:p>
          </table:table-cell>
          <table:table-cell office:value-type="float" office:value="0.30735321185957598" table:style-name="ce1">
            <text:p>0,307353212</text:p>
          </table:table-cell>
          <table:table-cell table:number-columns-repeated="16379"/>
        </table:table-row>
        <table:table-row table:style-name="ro1">
          <table:table-cell office:value-type="float" office:value="65.5" table:style-name="ce1">
            <text:p>65,5</text:p>
          </table:table-cell>
          <table:table-cell office:value-type="float" office:value="3.4131710685330399" table:style-name="ce1">
            <text:p>3,413171069</text:p>
          </table:table-cell>
          <table:table-cell office:value-type="float" office:value="0.57596636037877902" table:style-name="ce1">
            <text:p>0,57596636</text:p>
          </table:table-cell>
          <table:table-cell office:value-type="float" office:value="-1.38278374474805" table:style-name="ce1">
            <text:p>-1,382783745</text:p>
          </table:table-cell>
          <table:table-cell office:value-type="float" office:value="0.30270516741598602" table:style-name="ce1">
            <text:p>0,302705167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.4005877076803102" table:style-name="ce1">
            <text:p>3,400587708</text:p>
          </table:table-cell>
          <table:table-cell office:value-type="float" office:value="0.57700963941022698" table:style-name="ce1">
            <text:p>0,577009639</text:p>
          </table:table-cell>
          <table:table-cell office:value-type="float" office:value="-1.38202943669677" table:style-name="ce1">
            <text:p>-1,382029437</text:p>
          </table:table-cell>
          <table:table-cell office:value-type="float" office:value="0.306815625880483" table:style-name="ce1">
            <text:p>0,306815626</text:p>
          </table:table-cell>
          <table:table-cell table:number-columns-repeated="16379"/>
        </table:table-row>
        <table:table-row table:style-name="ro1">
          <table:table-cell office:value-type="float" office:value="66.5" table:style-name="ce1">
            <text:p>66,5</text:p>
          </table:table-cell>
          <table:table-cell office:value-type="float" office:value="3.3983599291417201" table:style-name="ce1">
            <text:p>3,398359929</text:p>
          </table:table-cell>
          <table:table-cell office:value-type="float" office:value="0.57704728055589904" table:style-name="ce1">
            <text:p>0,577047281</text:p>
          </table:table-cell>
          <table:table-cell office:value-type="float" office:value="-1.3844857732488001" table:style-name="ce1">
            <text:p>-1,384485773</text:p>
          </table:table-cell>
          <table:table-cell office:value-type="float" office:value="0.30312489619966498" table:style-name="ce1">
            <text:p>0,303124896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.4022406175073701" table:style-name="ce1">
            <text:p>3,402240618</text:p>
          </table:table-cell>
          <table:table-cell office:value-type="float" office:value="0.57778059257316094" table:style-name="ce1">
            <text:p>0,577780593</text:p>
          </table:table-cell>
          <table:table-cell office:value-type="float" office:value="-1.38027940453418" table:style-name="ce1">
            <text:p>-1,380279405</text:p>
          </table:table-cell>
          <table:table-cell office:value-type="float" office:value="0.31270005083329899" table:style-name="ce1">
            <text:p>0,312700051</text:p>
          </table:table-cell>
          <table:table-cell table:number-columns-repeated="16379"/>
        </table:table-row>
        <table:table-row table:style-name="ro1">
          <table:table-cell office:value-type="float" office:value="67.5" table:style-name="ce1">
            <text:p>67,5</text:p>
          </table:table-cell>
          <table:table-cell office:value-type="float" office:value="3.4085454220227902" table:style-name="ce1">
            <text:p>3,408545422</text:p>
          </table:table-cell>
          <table:table-cell office:value-type="float" office:value="0.57693350118487796" table:style-name="ce1">
            <text:p>0,576933501</text:p>
          </table:table-cell>
          <table:table-cell office:value-type="float" office:value="-1.3816252000695199" table:style-name="ce1">
            <text:p>-1,3816252</text:p>
          </table:table-cell>
          <table:table-cell office:value-type="float" office:value="0.311303738072915" table:style-name="ce1">
            <text:p>0,311303738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.39230380060576" table:style-name="ce1">
            <text:p>3,392303801</text:p>
          </table:table-cell>
          <table:table-cell office:value-type="float" office:value="0.57821139583145698" table:style-name="ce1">
            <text:p>0,578211396</text:p>
          </table:table-cell>
          <table:table-cell office:value-type="float" office:value="-1.3842653772626199" table:style-name="ce1">
            <text:p>-1,384265377</text:p>
          </table:table-cell>
          <table:table-cell office:value-type="float" office:value="0.30758664717261502" table:style-name="ce1">
            <text:p>0,307586647</text:p>
          </table:table-cell>
          <table:table-cell table:number-columns-repeated="16379"/>
        </table:table-row>
        <table:table-row table:style-name="ro1">
          <table:table-cell office:value-type="float" office:value="68.5" table:style-name="ce1">
            <text:p>68,5</text:p>
          </table:table-cell>
          <table:table-cell office:value-type="float" office:value="3.4066122371687699" table:style-name="ce1">
            <text:p>3,406612237</text:p>
          </table:table-cell>
          <table:table-cell office:value-type="float" office:value="0.57663622864308695" table:style-name="ce1">
            <text:p>0,576636229</text:p>
          </table:table-cell>
          <table:table-cell office:value-type="float" office:value="-1.38003297385409" table:style-name="ce1">
            <text:p>-1,380032974</text:p>
          </table:table-cell>
          <table:table-cell office:value-type="float" office:value="0.309463226494199" table:style-name="ce1">
            <text:p>0,309463226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.41314273261121" table:style-name="ce1">
            <text:p>3,413142733</text:p>
          </table:table-cell>
          <table:table-cell office:value-type="float" office:value="0.57629446548565599" table:style-name="ce1">
            <text:p>0,576294465</text:p>
          </table:table-cell>
          <table:table-cell office:value-type="float" office:value="-1.3818843326180299" table:style-name="ce1">
            <text:p>-1,381884333</text:p>
          </table:table-cell>
          <table:table-cell office:value-type="float" office:value="0.30733883005511098" table:style-name="ce1">
            <text:p>0,30733883</text:p>
          </table:table-cell>
          <table:table-cell table:number-columns-repeated="16379"/>
        </table:table-row>
        <table:table-row table:style-name="ro1">
          <table:table-cell office:value-type="float" office:value="69.5" table:style-name="ce1">
            <text:p>69,5</text:p>
          </table:table-cell>
          <table:table-cell office:value-type="float" office:value="3.3908341385471501" table:style-name="ce1">
            <text:p>3,390834139</text:p>
          </table:table-cell>
          <table:table-cell office:value-type="float" office:value="0.57875987709048105" table:style-name="ce1">
            <text:p>0,578759877</text:p>
          </table:table-cell>
          <table:table-cell office:value-type="float" office:value="-1.38233414806196" table:style-name="ce1">
            <text:p>-1,382334148</text:p>
          </table:table-cell>
          <table:table-cell office:value-type="float" office:value="0.31231911267839302" table:style-name="ce1">
            <text:p>0,312319113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.3878896544181099" table:style-name="ce1">
            <text:p>3,387889654</text:p>
          </table:table-cell>
          <table:table-cell office:value-type="float" office:value="0.57902444683565801" table:style-name="ce1">
            <text:p>0,579024447</text:p>
          </table:table-cell>
          <table:table-cell office:value-type="float" office:value="-1.3869054799080101" table:style-name="ce1">
            <text:p>-1,38690548</text:p>
          </table:table-cell>
          <table:table-cell office:value-type="float" office:value="0.30569020636229199" table:style-name="ce1">
            <text:p>0,305690206</text:p>
          </table:table-cell>
          <table:table-cell table:number-columns-repeated="16379"/>
        </table:table-row>
        <table:table-row table:style-name="ro1">
          <table:table-cell office:value-type="float" office:value="70.5" table:style-name="ce1">
            <text:p>70,5</text:p>
          </table:table-cell>
          <table:table-cell office:value-type="float" office:value="3.4018425594878998" table:style-name="ce1">
            <text:p>3,401842559</text:p>
          </table:table-cell>
          <table:table-cell office:value-type="float" office:value="0.57933824841474901" table:style-name="ce1">
            <text:p>0,579338248</text:p>
          </table:table-cell>
          <table:table-cell office:value-type="float" office:value="-1.38578952650356" table:style-name="ce1">
            <text:p>-1,385789527</text:p>
          </table:table-cell>
          <table:table-cell office:value-type="float" office:value="0.31229448453297698" table:style-name="ce1">
            <text:p>0,312294485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.3861432468781798" table:style-name="ce1">
            <text:p>3,386143247</text:p>
          </table:table-cell>
          <table:table-cell office:value-type="float" office:value="0.57839830697991401" table:style-name="ce1">
            <text:p>0,578398307</text:p>
          </table:table-cell>
          <table:table-cell office:value-type="float" office:value="-1.3820401721239901" table:style-name="ce1">
            <text:p>-1,382040172</text:p>
          </table:table-cell>
          <table:table-cell office:value-type="float" office:value="0.306129226056501" table:style-name="ce1">
            <text:p>0,306129226</text:p>
          </table:table-cell>
          <table:table-cell table:number-columns-repeated="16379"/>
        </table:table-row>
        <table:table-row table:style-name="ro1">
          <table:table-cell office:value-type="float" office:value="71.5" table:style-name="ce1">
            <text:p>71,5</text:p>
          </table:table-cell>
          <table:table-cell office:value-type="float" office:value="3.3755007021872698" table:style-name="ce1">
            <text:p>3,375500702</text:p>
          </table:table-cell>
          <table:table-cell office:value-type="float" office:value="0.579312427308594" table:style-name="ce1">
            <text:p>0,579312427</text:p>
          </table:table-cell>
          <table:table-cell office:value-type="float" office:value="-1.38341188311467" table:style-name="ce1">
            <text:p>-1,383411883</text:p>
          </table:table-cell>
          <table:table-cell office:value-type="float" office:value="0.307440890583696" table:style-name="ce1">
            <text:p>0,307440891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.3654919025787899" table:style-name="ce1">
            <text:p>3,365491903</text:p>
          </table:table-cell>
          <table:table-cell office:value-type="float" office:value="0.58040561209691" table:style-name="ce1">
            <text:p>0,580405612</text:p>
          </table:table-cell>
          <table:table-cell office:value-type="float" office:value="-1.38156579472575" table:style-name="ce1">
            <text:p>-1,381565795</text:p>
          </table:table-cell>
          <table:table-cell office:value-type="float" office:value="0.31459488350564802" table:style-name="ce1">
            <text:p>0,314594884</text:p>
          </table:table-cell>
          <table:table-cell table:number-columns-repeated="16379"/>
        </table:table-row>
        <table:table-row table:style-name="ro1">
          <table:table-cell office:value-type="float" office:value="72.5" table:style-name="ce1">
            <text:p>72,5</text:p>
          </table:table-cell>
          <table:table-cell office:value-type="float" office:value="3.3728032862678798" table:style-name="ce1">
            <text:p>3,372803286</text:p>
          </table:table-cell>
          <table:table-cell office:value-type="float" office:value="0.57904954218018401" table:style-name="ce1">
            <text:p>0,579049542</text:p>
          </table:table-cell>
          <table:table-cell office:value-type="float" office:value="-1.38190351838939" table:style-name="ce1">
            <text:p>-1,381903518</text:p>
          </table:table-cell>
          <table:table-cell office:value-type="float" office:value="0.30862889505466101" table:style-name="ce1">
            <text:p>0,308628895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.36227387815853" table:style-name="ce1">
            <text:p>3,362273878</text:p>
          </table:table-cell>
          <table:table-cell office:value-type="float" office:value="0.57983387873189796" table:style-name="ce1">
            <text:p>0,579833879</text:p>
          </table:table-cell>
          <table:table-cell office:value-type="float" office:value="-1.3845899225674201" table:style-name="ce1">
            <text:p>-1,384589923</text:p>
          </table:table-cell>
          <table:table-cell office:value-type="float" office:value="0.30818758418435899" table:style-name="ce1">
            <text:p>0,308187584</text:p>
          </table:table-cell>
          <table:table-cell table:number-columns-repeated="16379"/>
        </table:table-row>
        <table:table-row table:style-name="ro1">
          <table:table-cell office:value-type="float" office:value="73.5" table:style-name="ce1">
            <text:p>73,5</text:p>
          </table:table-cell>
          <table:table-cell office:value-type="float" office:value="3.3444761452325298" table:style-name="ce1">
            <text:p>3,344476145</text:p>
          </table:table-cell>
          <table:table-cell office:value-type="float" office:value="0.58080699131722202" table:style-name="ce1">
            <text:p>0,580806991</text:p>
          </table:table-cell>
          <table:table-cell office:value-type="float" office:value="-1.3837737844214499" table:style-name="ce1">
            <text:p>-1,383773784</text:p>
          </table:table-cell>
          <table:table-cell office:value-type="float" office:value="0.308540602615896" table:style-name="ce1">
            <text:p>0,308540603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.3403388194054999" table:style-name="ce1">
            <text:p>3,340338819</text:p>
          </table:table-cell>
          <table:table-cell office:value-type="float" office:value="0.58091018685346896" table:style-name="ce1">
            <text:p>0,580910187</text:p>
          </table:table-cell>
          <table:table-cell office:value-type="float" office:value="-1.3844111176104199" table:style-name="ce1">
            <text:p>-1,384411118</text:p>
          </table:table-cell>
          <table:table-cell office:value-type="float" office:value="0.305424274768966" table:style-name="ce1">
            <text:p>0,305424275</text:p>
          </table:table-cell>
          <table:table-cell table:number-columns-repeated="16379"/>
        </table:table-row>
        <table:table-row table:style-name="ro1">
          <table:table-cell office:value-type="float" office:value="74.5" table:style-name="ce1">
            <text:p>74,5</text:p>
          </table:table-cell>
          <table:table-cell office:value-type="float" office:value="3.3305493030665501" table:style-name="ce1">
            <text:p>3,330549303</text:p>
          </table:table-cell>
          <table:table-cell office:value-type="float" office:value="0.58193060280064901" table:style-name="ce1">
            <text:p>0,581930603</text:p>
          </table:table-cell>
          <table:table-cell office:value-type="float" office:value="-1.3804792483006101" table:style-name="ce1">
            <text:p>-1,380479248</text:p>
          </table:table-cell>
          <table:table-cell office:value-type="float" office:value="0.31031649890992402" table:style-name="ce1">
            <text:p>0,310316499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.3362222744090899" table:style-name="ce1">
            <text:p>3,336222274</text:p>
          </table:table-cell>
          <table:table-cell office:value-type="float" office:value="0.58216286927859195" table:style-name="ce1">
            <text:p>0,582162869</text:p>
          </table:table-cell>
          <table:table-cell office:value-type="float" office:value="-1.3855495565545699" table:style-name="ce1">
            <text:p>-1,385549557</text:p>
          </table:table-cell>
          <table:table-cell office:value-type="float" office:value="0.30808223365370502" table:style-name="ce1">
            <text:p>0,308082234</text:p>
          </table:table-cell>
          <table:table-cell table:number-columns-repeated="16379"/>
        </table:table-row>
        <table:table-row table:style-name="ro1">
          <table:table-cell office:value-type="float" office:value="75.5" table:style-name="ce1">
            <text:p>75,5</text:p>
          </table:table-cell>
          <table:table-cell office:value-type="float" office:value="3.3202253005488198" table:style-name="ce1">
            <text:p>3,320225301</text:p>
          </table:table-cell>
          <table:table-cell office:value-type="float" office:value="0.58288539098144299" table:style-name="ce1">
            <text:p>0,582885391</text:p>
          </table:table-cell>
          <table:table-cell office:value-type="float" office:value="-1.3800589964401799" table:style-name="ce1">
            <text:p>-1,380058996</text:p>
          </table:table-cell>
          <table:table-cell office:value-type="float" office:value="0.310586142341442" table:style-name="ce1">
            <text:p>0,310586142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.3208181632517801" table:style-name="ce1">
            <text:p>3,320818163</text:p>
          </table:table-cell>
          <table:table-cell office:value-type="float" office:value="0.58342443338184402" table:style-name="ce1">
            <text:p>0,583424433</text:p>
          </table:table-cell>
          <table:table-cell office:value-type="float" office:value="-1.3858057887661801" table:style-name="ce1">
            <text:p>-1,385805789</text:p>
          </table:table-cell>
          <table:table-cell office:value-type="float" office:value="0.31026083066392202" table:style-name="ce1">
            <text:p>0,310260831</text:p>
          </table:table-cell>
          <table:table-cell table:number-columns-repeated="16379"/>
        </table:table-row>
        <table:table-row table:style-name="ro1">
          <table:table-cell office:value-type="float" office:value="76.5" table:style-name="ce1">
            <text:p>76,5</text:p>
          </table:table-cell>
          <table:table-cell office:value-type="float" office:value="3.3194945045086302" table:style-name="ce1">
            <text:p>3,319494505</text:p>
          </table:table-cell>
          <table:table-cell office:value-type="float" office:value="0.58327562311855397" table:style-name="ce1">
            <text:p>0,583275623</text:p>
          </table:table-cell>
          <table:table-cell office:value-type="float" office:value="-1.3844138435173401" table:style-name="ce1">
            <text:p>-1,384413844</text:p>
          </table:table-cell>
          <table:table-cell office:value-type="float" office:value="0.31242317781156298" table:style-name="ce1">
            <text:p>0,312423178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.3094374768430002" table:style-name="ce1">
            <text:p>3,309437477</text:p>
          </table:table-cell>
          <table:table-cell office:value-type="float" office:value="0.58349783471142302" table:style-name="ce1">
            <text:p>0,583497835</text:p>
          </table:table-cell>
          <table:table-cell office:value-type="float" office:value="-1.3856137403483899" table:style-name="ce1">
            <text:p>-1,38561374</text:p>
          </table:table-cell>
          <table:table-cell office:value-type="float" office:value="0.31008266984793798" table:style-name="ce1">
            <text:p>0,31008267</text:p>
          </table:table-cell>
          <table:table-cell table:number-columns-repeated="16379"/>
        </table:table-row>
        <table:table-row table:style-name="ro1">
          <table:table-cell office:value-type="float" office:value="77.5" table:style-name="ce1">
            <text:p>77,5</text:p>
          </table:table-cell>
          <table:table-cell office:value-type="float" office:value="3.3084392078196401" table:style-name="ce1">
            <text:p>3,308439208</text:p>
          </table:table-cell>
          <table:table-cell office:value-type="float" office:value="0.58248631010623797" table:style-name="ce1">
            <text:p>0,58248631</text:p>
          </table:table-cell>
          <table:table-cell office:value-type="float" office:value="-1.37922662413418" table:style-name="ce1">
            <text:p>-1,379226624</text:p>
          </table:table-cell>
          <table:table-cell office:value-type="float" office:value="0.312226467374011" table:style-name="ce1">
            <text:p>0,312226467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.2974798909426801" table:style-name="ce1">
            <text:p>3,297479891</text:p>
          </table:table-cell>
          <table:table-cell office:value-type="float" office:value="0.58468768800812998" table:style-name="ce1">
            <text:p>0,584687688</text:p>
          </table:table-cell>
          <table:table-cell office:value-type="float" office:value="-1.38139071423327" table:style-name="ce1">
            <text:p>-1,381390714</text:p>
          </table:table-cell>
          <table:table-cell office:value-type="float" office:value="0.31439965354055299" table:style-name="ce1">
            <text:p>0,314399654</text:p>
          </table:table-cell>
          <table:table-cell table:number-columns-repeated="16379"/>
        </table:table-row>
        <table:table-row table:style-name="ro1">
          <table:table-cell office:value-type="float" office:value="78.5" table:style-name="ce1">
            <text:p>78,5</text:p>
          </table:table-cell>
          <table:table-cell office:value-type="float" office:value="3.3098974332206299" table:style-name="ce1">
            <text:p>3,309897433</text:p>
          </table:table-cell>
          <table:table-cell office:value-type="float" office:value="0.584133445143039" table:style-name="ce1">
            <text:p>0,584133445</text:p>
          </table:table-cell>
          <table:table-cell office:value-type="float" office:value="-1.38243403989078" table:style-name="ce1">
            <text:p>-1,38243404</text:p>
          </table:table-cell>
          <table:table-cell office:value-type="float" office:value="0.31236464855295998" table:style-name="ce1">
            <text:p>0,312364649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.2965068796709001" table:style-name="ce1">
            <text:p>3,29650688</text:p>
          </table:table-cell>
          <table:table-cell office:value-type="float" office:value="0.58418836283103304" table:style-name="ce1">
            <text:p>0,584188363</text:p>
          </table:table-cell>
          <table:table-cell office:value-type="float" office:value="-1.3835719174235901" table:style-name="ce1">
            <text:p>-1,383571917</text:p>
          </table:table-cell>
          <table:table-cell office:value-type="float" office:value="0.31031550606351699" table:style-name="ce1">
            <text:p>0,310315506</text:p>
          </table:table-cell>
          <table:table-cell table:number-columns-repeated="16379"/>
        </table:table-row>
        <table:table-row table:style-name="ro1">
          <table:table-cell office:value-type="float" office:value="79.5" table:style-name="ce1">
            <text:p>79,5</text:p>
          </table:table-cell>
          <table:table-cell office:value-type="float" office:value="3.2927624607638002" table:style-name="ce1">
            <text:p>3,292762461</text:p>
          </table:table-cell>
          <table:table-cell office:value-type="float" office:value="0.58519781511665103" table:style-name="ce1">
            <text:p>0,585197815</text:p>
          </table:table-cell>
          <table:table-cell office:value-type="float" office:value="-1.3869787862441301" table:style-name="ce1">
            <text:p>-1,386978786</text:p>
          </table:table-cell>
          <table:table-cell office:value-type="float" office:value="0.30961505101198" table:style-name="ce1">
            <text:p>0,309615051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.2745702118339901" table:style-name="ce1">
            <text:p>3,274570212</text:p>
          </table:table-cell>
          <table:table-cell office:value-type="float" office:value="0.58596505744706895" table:style-name="ce1">
            <text:p>0,585965057</text:p>
          </table:table-cell>
          <table:table-cell office:value-type="float" office:value="-1.38091563881269" table:style-name="ce1">
            <text:p>-1,380915639</text:p>
          </table:table-cell>
          <table:table-cell office:value-type="float" office:value="0.31361866219437601" table:style-name="ce1">
            <text:p>0,313618662</text:p>
          </table:table-cell>
          <table:table-cell table:number-columns-repeated="16379"/>
        </table:table-row>
        <table:table-row table:style-name="ro1">
          <table:table-cell office:value-type="float" office:value="80.5" table:style-name="ce1">
            <text:p>80,5</text:p>
          </table:table-cell>
          <table:table-cell office:value-type="float" office:value="3.2685689806483" table:style-name="ce1">
            <text:p>3,268568981</text:p>
          </table:table-cell>
          <table:table-cell office:value-type="float" office:value="0.58589243513560996" table:style-name="ce1">
            <text:p>0,585892435</text:p>
          </table:table-cell>
          <table:table-cell office:value-type="float" office:value="-1.38007576505053" table:style-name="ce1">
            <text:p>-1,380075765</text:p>
          </table:table-cell>
          <table:table-cell office:value-type="float" office:value="0.31362037061708298" table:style-name="ce1">
            <text:p>0,313620371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.26094595173991" table:style-name="ce1">
            <text:p>3,260945952</text:p>
          </table:table-cell>
          <table:table-cell office:value-type="float" office:value="0.58599673544422204" table:style-name="ce1">
            <text:p>0,585996735</text:p>
          </table:table-cell>
          <table:table-cell office:value-type="float" office:value="-1.38498951686745" table:style-name="ce1">
            <text:p>-1,384989517</text:p>
          </table:table-cell>
          <table:table-cell office:value-type="float" office:value="0.30715661473320899" table:style-name="ce1">
            <text:p>0,307156615</text:p>
          </table:table-cell>
          <table:table-cell table:number-columns-repeated="16379"/>
        </table:table-row>
        <table:table-row table:style-name="ro1">
          <table:table-cell office:value-type="float" office:value="81.5" table:style-name="ce1">
            <text:p>81,5</text:p>
          </table:table-cell>
          <table:table-cell office:value-type="float" office:value="3.2649577306373798" table:style-name="ce1">
            <text:p>3,264957731</text:p>
          </table:table-cell>
          <table:table-cell office:value-type="float" office:value="0.58658883902936898" table:style-name="ce1">
            <text:p>0,586588839</text:p>
          </table:table-cell>
          <table:table-cell office:value-type="float" office:value="-1.3861336198343199" table:style-name="ce1">
            <text:p>-1,38613362</text:p>
          </table:table-cell>
          <table:table-cell office:value-type="float" office:value="0.312308284717076" table:style-name="ce1">
            <text:p>0,312308285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.25349215401322" table:style-name="ce1">
            <text:p>3,253492154</text:p>
          </table:table-cell>
          <table:table-cell office:value-type="float" office:value="0.58738465629384595" table:style-name="ce1">
            <text:p>0,587384656</text:p>
          </table:table-cell>
          <table:table-cell office:value-type="float" office:value="-1.3808367623582101" table:style-name="ce1">
            <text:p>-1,380836762</text:p>
          </table:table-cell>
          <table:table-cell office:value-type="float" office:value="0.316371671470486" table:style-name="ce1">
            <text:p>0,316371671</text:p>
          </table:table-cell>
          <table:table-cell table:number-columns-repeated="16379"/>
        </table:table-row>
        <table:table-row table:style-name="ro1">
          <table:table-cell office:value-type="float" office:value="82.5" table:style-name="ce1">
            <text:p>82,5</text:p>
          </table:table-cell>
          <table:table-cell office:value-type="float" office:value="3.2449661343729099" table:style-name="ce1">
            <text:p>3,244966134</text:p>
          </table:table-cell>
          <table:table-cell office:value-type="float" office:value="0.58766097575072596" table:style-name="ce1">
            <text:p>0,587660976</text:p>
          </table:table-cell>
          <table:table-cell office:value-type="float" office:value="-1.3820837034376701" table:style-name="ce1">
            <text:p>-1,382083703</text:p>
          </table:table-cell>
          <table:table-cell office:value-type="float" office:value="0.31329178047501699" table:style-name="ce1">
            <text:p>0,31329178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.25769285554194" table:style-name="ce1">
            <text:p>3,257692856</text:p>
          </table:table-cell>
          <table:table-cell office:value-type="float" office:value="0.58652609862205196" table:style-name="ce1">
            <text:p>0,586526099</text:p>
          </table:table-cell>
          <table:table-cell office:value-type="float" office:value="-1.3848775252111101" table:style-name="ce1">
            <text:p>-1,384877525</text:p>
          </table:table-cell>
          <table:table-cell office:value-type="float" office:value="0.308781332489447" table:style-name="ce1">
            <text:p>0,308781332</text:p>
          </table:table-cell>
          <table:table-cell table:number-columns-repeated="16379"/>
        </table:table-row>
        <table:table-row table:style-name="ro1">
          <table:table-cell office:value-type="float" office:value="83.5" table:style-name="ce1">
            <text:p>83,5</text:p>
          </table:table-cell>
          <table:table-cell office:value-type="float" office:value="3.2495962054760201" table:style-name="ce1">
            <text:p>3,249596205</text:p>
          </table:table-cell>
          <table:table-cell office:value-type="float" office:value="0.58767625602790796" table:style-name="ce1">
            <text:p>0,587676256</text:p>
          </table:table-cell>
          <table:table-cell office:value-type="float" office:value="-1.38462633097" table:style-name="ce1">
            <text:p>-1,384626331</text:p>
          </table:table-cell>
          <table:table-cell office:value-type="float" office:value="0.31381212285688498" table:style-name="ce1">
            <text:p>0,313812123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.2363297587464301" table:style-name="ce1">
            <text:p>3,236329759</text:p>
          </table:table-cell>
          <table:table-cell office:value-type="float" office:value="0.58784535612766298" table:style-name="ce1">
            <text:p>0,587845356</text:p>
          </table:table-cell>
          <table:table-cell office:value-type="float" office:value="-1.38452585984238" table:style-name="ce1">
            <text:p>-1,38452586</text:p>
          </table:table-cell>
          <table:table-cell office:value-type="float" office:value="0.31150282588149902" table:style-name="ce1">
            <text:p>0,311502826</text:p>
          </table:table-cell>
          <table:table-cell table:number-columns-repeated="16379"/>
        </table:table-row>
        <table:table-row table:style-name="ro1">
          <table:table-cell office:value-type="float" office:value="84.5" table:style-name="ce1">
            <text:p>84,5</text:p>
          </table:table-cell>
          <table:table-cell office:value-type="float" office:value="3.23017519241106" table:style-name="ce1">
            <text:p>3,230175192</text:p>
          </table:table-cell>
          <table:table-cell office:value-type="float" office:value="0.58860146181307504" table:style-name="ce1">
            <text:p>0,588601462</text:p>
          </table:table-cell>
          <table:table-cell office:value-type="float" office:value="-1.3841975764493499" table:style-name="ce1">
            <text:p>-1,384197576</text:p>
          </table:table-cell>
          <table:table-cell office:value-type="float" office:value="0.31290424432171299" table:style-name="ce1">
            <text:p>0,312904244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.2219506799094502" table:style-name="ce1">
            <text:p>3,22195068</text:p>
          </table:table-cell>
          <table:table-cell office:value-type="float" office:value="0.58891018074742696" table:style-name="ce1">
            <text:p>0,588910181</text:p>
          </table:table-cell>
          <table:table-cell office:value-type="float" office:value="-1.38269468733233" table:style-name="ce1">
            <text:p>-1,382694687</text:p>
          </table:table-cell>
          <table:table-cell office:value-type="float" office:value="0.31214174178542398" table:style-name="ce1">
            <text:p>0,312141742</text:p>
          </table:table-cell>
          <table:table-cell table:number-columns-repeated="16379"/>
        </table:table-row>
        <table:table-row table:style-name="ro1">
          <table:table-cell office:value-type="float" office:value="85.5" table:style-name="ce1">
            <text:p>85,5</text:p>
          </table:table-cell>
          <table:table-cell office:value-type="float" office:value="3.2448122249060201" table:style-name="ce1">
            <text:p>3,244812225</text:p>
          </table:table-cell>
          <table:table-cell office:value-type="float" office:value="0.58681195563176503" table:style-name="ce1">
            <text:p>0,586811956</text:p>
          </table:table-cell>
          <table:table-cell office:value-type="float" office:value="-1.3841337803084399" table:style-name="ce1">
            <text:p>-1,38413378</text:p>
          </table:table-cell>
          <table:table-cell office:value-type="float" office:value="0.30639804716874203" table:style-name="ce1">
            <text:p>0,306398047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.2525616965360098" table:style-name="ce1">
            <text:p>3,252561697</text:p>
          </table:table-cell>
          <table:table-cell office:value-type="float" office:value="0.58728409280599703" table:style-name="ce1">
            <text:p>0,587284093</text:p>
          </table:table-cell>
          <table:table-cell office:value-type="float" office:value="-1.3810891493611599" table:style-name="ce1">
            <text:p>-1,381089149</text:p>
          </table:table-cell>
          <table:table-cell office:value-type="float" office:value="0.31444356914655103" table:style-name="ce1">
            <text:p>0,314443569</text:p>
          </table:table-cell>
          <table:table-cell table:number-columns-repeated="16379"/>
        </table:table-row>
        <table:table-row table:style-name="ro1">
          <table:table-cell office:value-type="float" office:value="86.5" table:style-name="ce1">
            <text:p>86,5</text:p>
          </table:table-cell>
          <table:table-cell office:value-type="float" office:value="3.2224906678581" table:style-name="ce1">
            <text:p>3,222490668</text:p>
          </table:table-cell>
          <table:table-cell office:value-type="float" office:value="0.58843135421172499" table:style-name="ce1">
            <text:p>0,588431354</text:p>
          </table:table-cell>
          <table:table-cell office:value-type="float" office:value="-1.38056740680941" table:style-name="ce1">
            <text:p>-1,380567407</text:p>
          </table:table-cell>
          <table:table-cell office:value-type="float" office:value="0.31381942309604199" table:style-name="ce1">
            <text:p>0,313819423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.2403435714134399" table:style-name="ce1">
            <text:p>3,240343571</text:p>
          </table:table-cell>
          <table:table-cell office:value-type="float" office:value="0.58770703828691695" table:style-name="ce1">
            <text:p>0,587707038</text:p>
          </table:table-cell>
          <table:table-cell office:value-type="float" office:value="-1.3830139081575501" table:style-name="ce1">
            <text:p>-1,383013908</text:p>
          </table:table-cell>
          <table:table-cell office:value-type="float" office:value="0.31590652359590798" table:style-name="ce1">
            <text:p>0,315906524</text:p>
          </table:table-cell>
          <table:table-cell table:number-columns-repeated="16379"/>
        </table:table-row>
        <table:table-row table:style-name="ro1">
          <table:table-cell office:value-type="float" office:value="87.5" table:style-name="ce1">
            <text:p>87,5</text:p>
          </table:table-cell>
          <table:table-cell office:value-type="float" office:value="3.2408946723124301" table:style-name="ce1">
            <text:p>3,240894672</text:p>
          </table:table-cell>
          <table:table-cell office:value-type="float" office:value="0.58664032962585899" table:style-name="ce1">
            <text:p>0,58664033</text:p>
          </table:table-cell>
          <table:table-cell office:value-type="float" office:value="-1.38114615211013" table:style-name="ce1">
            <text:p>-1,381146152</text:p>
          </table:table-cell>
          <table:table-cell office:value-type="float" office:value="0.31177360820990602" table:style-name="ce1">
            <text:p>0,311773608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2220035980780999" table:style-name="ce1">
            <text:p>3,222003598</text:p>
          </table:table-cell>
          <table:table-cell office:value-type="float" office:value="0.58813254194600395" table:style-name="ce1">
            <text:p>0,588132542</text:p>
          </table:table-cell>
          <table:table-cell office:value-type="float" office:value="-1.3837403555829799" table:style-name="ce1">
            <text:p>-1,383740356</text:p>
          </table:table-cell>
          <table:table-cell office:value-type="float" office:value="0.31204023050944402" table:style-name="ce1">
            <text:p>0,312040231</text:p>
          </table:table-cell>
          <table:table-cell table:number-columns-repeated="16379"/>
        </table:table-row>
        <table:table-row table:style-name="ro1">
          <table:table-cell office:value-type="float" office:value="88.5" table:style-name="ce1">
            <text:p>88,5</text:p>
          </table:table-cell>
          <table:table-cell office:value-type="float" office:value="3.2114637777491302" table:style-name="ce1">
            <text:p>3,211463778</text:p>
          </table:table-cell>
          <table:table-cell office:value-type="float" office:value="0.58824722591516498" table:style-name="ce1">
            <text:p>0,588247226</text:p>
          </table:table-cell>
          <table:table-cell office:value-type="float" office:value="-1.3816332980391499" table:style-name="ce1">
            <text:p>-1,381633298</text:p>
          </table:table-cell>
          <table:table-cell office:value-type="float" office:value="0.31198816607489699" table:style-name="ce1">
            <text:p>0,311988166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2056127156400498" table:style-name="ce1">
            <text:p>3,205612716</text:p>
          </table:table-cell>
          <table:table-cell office:value-type="float" office:value="0.58872673132158704" table:style-name="ce1">
            <text:p>0,588726731</text:p>
          </table:table-cell>
          <table:table-cell office:value-type="float" office:value="-1.3823540890311099" table:style-name="ce1">
            <text:p>-1,382354089</text:p>
          </table:table-cell>
          <table:table-cell office:value-type="float" office:value="0.31215629823082702" table:style-name="ce1">
            <text:p>0,312156298</text:p>
          </table:table-cell>
          <table:table-cell table:number-columns-repeated="16379"/>
        </table:table-row>
        <table:table-row table:style-name="ro1">
          <table:table-cell office:value-type="float" office:value="89.5" table:style-name="ce1">
            <text:p>89,5</text:p>
          </table:table-cell>
          <table:table-cell office:value-type="float" office:value="3.21475161999986" table:style-name="ce1">
            <text:p>3,21475162</text:p>
          </table:table-cell>
          <table:table-cell office:value-type="float" office:value="0.58851713159063701" table:style-name="ce1">
            <text:p>0,588517132</text:p>
          </table:table-cell>
          <table:table-cell office:value-type="float" office:value="-1.3844657714108299" table:style-name="ce1">
            <text:p>-1,384465771</text:p>
          </table:table-cell>
          <table:table-cell office:value-type="float" office:value="0.31184069365388301" table:style-name="ce1">
            <text:p>0,311840694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.2187820649749201" table:style-name="ce1">
            <text:p>3,218782065</text:p>
          </table:table-cell>
          <table:table-cell office:value-type="float" office:value="0.58845078873128398" table:style-name="ce1">
            <text:p>0,588450789</text:p>
          </table:table-cell>
          <table:table-cell office:value-type="float" office:value="-1.38251168260826" table:style-name="ce1">
            <text:p>-1,382511683</text:p>
          </table:table-cell>
          <table:table-cell office:value-type="float" office:value="0.31316260744225499" table:style-name="ce1">
            <text:p>0,313162607</text:p>
          </table:table-cell>
          <table:table-cell table:number-columns-repeated="16379"/>
        </table:table-row>
        <table:table-row table:style-name="ro1">
          <table:table-cell office:value-type="float" office:value="90.5" table:style-name="ce1">
            <text:p>90,5</text:p>
          </table:table-cell>
          <table:table-cell office:value-type="float" office:value="3.2182110277613001" table:style-name="ce1">
            <text:p>3,218211028</text:p>
          </table:table-cell>
          <table:table-cell office:value-type="float" office:value="0.58847873314736998" table:style-name="ce1">
            <text:p>0,588478733</text:p>
          </table:table-cell>
          <table:table-cell office:value-type="float" office:value="-1.38381085180707" table:style-name="ce1">
            <text:p>-1,383810852</text:p>
          </table:table-cell>
          <table:table-cell office:value-type="float" office:value="0.31113606027775398" table:style-name="ce1">
            <text:p>0,31113606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.2215739315997398" table:style-name="ce1">
            <text:p>3,221573932</text:p>
          </table:table-cell>
          <table:table-cell office:value-type="float" office:value="0.58807909725116503" table:style-name="ce1">
            <text:p>0,588079097</text:p>
          </table:table-cell>
          <table:table-cell office:value-type="float" office:value="-1.38490891518759" table:style-name="ce1">
            <text:p>-1,384908915</text:p>
          </table:table-cell>
          <table:table-cell office:value-type="float" office:value="0.30887756649995102" table:style-name="ce1">
            <text:p>0,308877566</text:p>
          </table:table-cell>
          <table:table-cell table:number-columns-repeated="16379"/>
        </table:table-row>
        <table:table-row table:style-name="ro1">
          <table:table-cell office:value-type="float" office:value="91.5" table:style-name="ce1">
            <text:p>91,5</text:p>
          </table:table-cell>
          <table:table-cell office:value-type="float" office:value="3.2355622039482901" table:style-name="ce1">
            <text:p>3,235562204</text:p>
          </table:table-cell>
          <table:table-cell office:value-type="float" office:value="0.58724808314250498" table:style-name="ce1">
            <text:p>0,587248083</text:p>
          </table:table-cell>
          <table:table-cell office:value-type="float" office:value="-1.38272448345121" table:style-name="ce1">
            <text:p>-1,382724483</text:p>
          </table:table-cell>
          <table:table-cell office:value-type="float" office:value="0.307998736635195" table:style-name="ce1">
            <text:p>0,307998737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.2231750130788202" table:style-name="ce1">
            <text:p>3,223175013</text:p>
          </table:table-cell>
          <table:table-cell office:value-type="float" office:value="0.58867938755986904" table:style-name="ce1">
            <text:p>0,588679388</text:p>
          </table:table-cell>
          <table:table-cell office:value-type="float" office:value="-1.38565474169058" table:style-name="ce1">
            <text:p>-1,385654742</text:p>
          </table:table-cell>
          <table:table-cell office:value-type="float" office:value="0.312977556079851" table:style-name="ce1">
            <text:p>0,312977556</text:p>
          </table:table-cell>
          <table:table-cell table:number-columns-repeated="16379"/>
        </table:table-row>
        <table:table-row table:style-name="ro1">
          <table:table-cell office:value-type="float" office:value="92.5" table:style-name="ce1">
            <text:p>92,5</text:p>
          </table:table-cell>
          <table:table-cell office:value-type="float" office:value="3.21007657475494" table:style-name="ce1">
            <text:p>3,210076575</text:p>
          </table:table-cell>
          <table:table-cell office:value-type="float" office:value="0.58893128077387502" table:style-name="ce1">
            <text:p>0,588931281</text:p>
          </table:table-cell>
          <table:table-cell office:value-type="float" office:value="-1.37976883092526" table:style-name="ce1">
            <text:p>-1,379768831</text:p>
          </table:table-cell>
          <table:table-cell office:value-type="float" office:value="0.31472663710505799" table:style-name="ce1">
            <text:p>0,314726637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2291729923763" table:style-name="ce1">
            <text:p>3,229172992</text:p>
          </table:table-cell>
          <table:table-cell office:value-type="float" office:value="0.58849535413662502" table:style-name="ce1">
            <text:p>0,588495354</text:p>
          </table:table-cell>
          <table:table-cell office:value-type="float" office:value="-1.3832361223841401" table:style-name="ce1">
            <text:p>-1,383236122</text:p>
          </table:table-cell>
          <table:table-cell office:value-type="float" office:value="0.31270131065814799" table:style-name="ce1">
            <text:p>0,312701311</text:p>
          </table:table-cell>
          <table:table-cell table:number-columns-repeated="16379"/>
        </table:table-row>
        <table:table-row table:style-name="ro1">
          <table:table-cell office:value-type="float" office:value="93.5" table:style-name="ce1">
            <text:p>93,5</text:p>
          </table:table-cell>
          <table:table-cell office:value-type="float" office:value="3.2263078183226002" table:style-name="ce1">
            <text:p>3,226307818</text:p>
          </table:table-cell>
          <table:table-cell office:value-type="float" office:value="0.58835964900734095" table:style-name="ce1">
            <text:p>0,588359649</text:p>
          </table:table-cell>
          <table:table-cell office:value-type="float" office:value="-1.37946144560062" table:style-name="ce1">
            <text:p>-1,379461446</text:p>
          </table:table-cell>
          <table:table-cell office:value-type="float" office:value="0.31648337570095803" table:style-name="ce1">
            <text:p>0,316483376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2416678797671299" table:style-name="ce1">
            <text:p>3,24166788</text:p>
          </table:table-cell>
          <table:table-cell office:value-type="float" office:value="0.58706880892423796" table:style-name="ce1">
            <text:p>0,587068809</text:p>
          </table:table-cell>
          <table:table-cell office:value-type="float" office:value="-1.3812770218347299" table:style-name="ce1">
            <text:p>-1,381277022</text:p>
          </table:table-cell>
          <table:table-cell office:value-type="float" office:value="0.312610708539032" table:style-name="ce1">
            <text:p>0,312610709</text:p>
          </table:table-cell>
          <table:table-cell table:number-columns-repeated="16379"/>
        </table:table-row>
        <table:table-row table:style-name="ro1">
          <table:table-cell office:value-type="float" office:value="94.5" table:style-name="ce1">
            <text:p>94,5</text:p>
          </table:table-cell>
          <table:table-cell office:value-type="float" office:value="3.2447636721947202" table:style-name="ce1">
            <text:p>3,244763672</text:p>
          </table:table-cell>
          <table:table-cell office:value-type="float" office:value="0.58751638015751795" table:style-name="ce1">
            <text:p>0,58751638</text:p>
          </table:table-cell>
          <table:table-cell office:value-type="float" office:value="-1.38198044543499" table:style-name="ce1">
            <text:p>-1,381980445</text:p>
          </table:table-cell>
          <table:table-cell office:value-type="float" office:value="0.31453332208249701" table:style-name="ce1">
            <text:p>0,314533322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.2362517564142501" table:style-name="ce1">
            <text:p>3,236251756</text:p>
          </table:table-cell>
          <table:table-cell office:value-type="float" office:value="0.58748706096449599" table:style-name="ce1">
            <text:p>0,587487061</text:p>
          </table:table-cell>
          <table:table-cell office:value-type="float" office:value="-1.3833815604267199" table:style-name="ce1">
            <text:p>-1,38338156</text:p>
          </table:table-cell>
          <table:table-cell office:value-type="float" office:value="0.31029785767581097" table:style-name="ce1">
            <text:p>0,310297858</text:p>
          </table:table-cell>
          <table:table-cell table:number-columns-repeated="16379"/>
        </table:table-row>
        <table:table-row table:style-name="ro1">
          <table:table-cell office:value-type="float" office:value="95.5" table:style-name="ce1">
            <text:p>95,5</text:p>
          </table:table-cell>
          <table:table-cell office:value-type="float" office:value="3.19629079815356" table:style-name="ce1">
            <text:p>3,196290798</text:p>
          </table:table-cell>
          <table:table-cell office:value-type="float" office:value="0.59063352285233395" table:style-name="ce1">
            <text:p>0,590633523</text:p>
          </table:table-cell>
          <table:table-cell office:value-type="float" office:value="-1.3837349939333099" table:style-name="ce1">
            <text:p>-1,383734994</text:p>
          </table:table-cell>
          <table:table-cell office:value-type="float" office:value="0.31421920910432999" table:style-name="ce1">
            <text:p>0,314219209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1348492298567101" table:style-name="ce1">
            <text:p>3,13484923</text:p>
          </table:table-cell>
          <table:table-cell office:value-type="float" office:value="0.59428201077098697" table:style-name="ce1">
            <text:p>0,594282011</text:p>
          </table:table-cell>
          <table:table-cell office:value-type="float" office:value="-1.3837031688246699" table:style-name="ce1">
            <text:p>-1,383703169</text:p>
          </table:table-cell>
          <table:table-cell office:value-type="float" office:value="0.31742097424049298" table:style-name="ce1">
            <text:p>0,317420974</text:p>
          </table:table-cell>
          <table:table-cell table:number-columns-repeated="16379"/>
        </table:table-row>
        <table:table-row table:style-name="ro1">
          <table:table-cell office:value-type="float" office:value="96.5" table:style-name="ce1">
            <text:p>96,5</text:p>
          </table:table-cell>
          <table:table-cell office:value-type="float" office:value="3.02084991484015" table:style-name="ce1">
            <text:p>3,020849915</text:p>
          </table:table-cell>
          <table:table-cell office:value-type="float" office:value="0.60173799682699902" table:style-name="ce1">
            <text:p>0,601737997</text:p>
          </table:table-cell>
          <table:table-cell office:value-type="float" office:value="-1.3806781945087201" table:style-name="ce1">
            <text:p>-1,380678195</text:p>
          </table:table-cell>
          <table:table-cell office:value-type="float" office:value="0.319403825615026" table:style-name="ce1">
            <text:p>0,319403826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.8350038005679399" table:style-name="ce1">
            <text:p>2,835003801</text:p>
          </table:table-cell>
          <table:table-cell office:value-type="float" office:value="0.61465169014675902" table:style-name="ce1">
            <text:p>0,61465169</text:p>
          </table:table-cell>
          <table:table-cell office:value-type="float" office:value="-1.3763049632278199" table:style-name="ce1">
            <text:p>-1,376304963</text:p>
          </table:table-cell>
          <table:table-cell office:value-type="float" office:value="0.32783432220981901" table:style-name="ce1">
            <text:p>0,327834322</text:p>
          </table:table-cell>
          <table:table-cell table:number-columns-repeated="16379"/>
        </table:table-row>
        <table:table-row table:style-name="ro1">
          <table:table-cell office:value-type="float" office:value="97.5" table:style-name="ce1">
            <text:p>97,5</text:p>
          </table:table-cell>
          <table:table-cell office:value-type="float" office:value="2.6205649144543401" table:style-name="ce1">
            <text:p>2,620564914</text:p>
          </table:table-cell>
          <table:table-cell office:value-type="float" office:value="0.62933524906295302" table:style-name="ce1">
            <text:p>0,629335249</text:p>
          </table:table-cell>
          <table:table-cell office:value-type="float" office:value="-1.3742538622355001" table:style-name="ce1">
            <text:p>-1,374253862</text:p>
          </table:table-cell>
          <table:table-cell office:value-type="float" office:value="0.32408685530119002" table:style-name="ce1">
            <text:p>0,324086855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.3051385747275601" table:style-name="ce1">
            <text:p>2,305138575</text:p>
          </table:table-cell>
          <table:table-cell office:value-type="float" office:value="0.65824111423555998" table:style-name="ce1">
            <text:p>0,658241114</text:p>
          </table:table-cell>
          <table:table-cell office:value-type="float" office:value="-1.3699258334689099" table:style-name="ce1">
            <text:p>-1,369925833</text:p>
          </table:table-cell>
          <table:table-cell office:value-type="float" office:value="0.333143104905817" table:style-name="ce1">
            <text:p>0,333143105</text:p>
          </table:table-cell>
          <table:table-cell table:number-columns-repeated="16379"/>
        </table:table-row>
        <table:table-row table:style-name="ro1">
          <table:table-cell office:value-type="float" office:value="98.5" table:style-name="ce1">
            <text:p>98,5</text:p>
          </table:table-cell>
          <table:table-cell office:value-type="float" office:value="1.9197062627875701" table:style-name="ce1">
            <text:p>1,919706263</text:p>
          </table:table-cell>
          <table:table-cell office:value-type="float" office:value="0.70322482857338797" table:style-name="ce1">
            <text:p>0,703224829</text:p>
          </table:table-cell>
          <table:table-cell office:value-type="float" office:value="-1.3580171340382601" table:style-name="ce1">
            <text:p>-1,358017134</text:p>
          </table:table-cell>
          <table:table-cell office:value-type="float" office:value="0.34410084190448897" table:style-name="ce1">
            <text:p>0,344100842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.4544306504164799" table:style-name="ce1">
            <text:p>1,45443065</text:p>
          </table:table-cell>
          <table:table-cell office:value-type="float" office:value="0.78589322228144198" table:style-name="ce1">
            <text:p>0,785893222</text:p>
          </table:table-cell>
          <table:table-cell office:value-type="float" office:value="-1.3566365495928301" table:style-name="ce1">
            <text:p>-1,35663655</text:p>
          </table:table-cell>
          <table:table-cell office:value-type="float" office:value="0.35566875882732102" table:style-name="ce1">
            <text:p>0,355668759</text:p>
          </table:table-cell>
          <table:table-cell table:number-columns-repeated="16379"/>
        </table:table-row>
        <table:table-row table:style-name="ro1">
          <table:table-cell office:value-type="float" office:value="99.5" table:style-name="ce1">
            <text:p>99,5</text:p>
          </table:table-cell>
          <table:table-cell office:value-type="float" office:value="0.911032986210772" table:style-name="ce1">
            <text:p>0,911032986</text:p>
          </table:table-cell>
          <table:table-cell office:value-type="float" office:value="0.97430464291569097" table:style-name="ce1">
            <text:p>0,974304643</text:p>
          </table:table-cell>
          <table:table-cell office:value-type="float" office:value="-1.34195187021408" table:style-name="ce1">
            <text:p>-1,34195187</text:p>
          </table:table-cell>
          <table:table-cell office:value-type="float" office:value="0.37794631079458801" table:style-name="ce1">
            <text:p>0,37794631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verage velocit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3.37163778238045" table:style-name="ce1">
            <text:p>3,37163778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368" table:style-name="ro3">
          <table:table-cell table:number-columns-repeated="16384"/>
        </table:table-row>
      </table:table>
      <table:table table:name="Tabelle2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scientific-number number:decimal-places="2" number:min-integer-digits="1" number:min-exponent-digits="3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ristian</meta:initial-creator>
    <dc:creator>fex</dc:creator>
    <meta:creation-date>2013-12-19T15:42:08Z</meta:creation-date>
    <dc:date>2014-12-10T15:21:03Z</dc:date>
    <meta:editing-cycles>4</meta:editing-cycles>
    <meta:editing-duration>PT0S</meta:editing-duration>
  </office:meta>
</office:document-meta>
</file>